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20pt" style:font-size-asian="20pt" style:font-size-complex="20pt"/>
    </style:style>
    <style:style style:name="P3" style:parent-style-name="Paragraphedeliste" style:list-style-name="LFO1" style:family="paragraph">
      <style:text-properties fo:font-weight="bold" style:font-weight-asian="bold" style:font-weight-complex="bold"/>
    </style:style>
    <style:style style:name="P4" style:parent-style-name="Paragraphedeliste" style:list-style-name="LFO1" style:family="paragraph">
      <style:text-properties fo:font-weight="bold" style:font-weight-asian="bold" style:font-weight-complex="bold"/>
    </style:style>
    <style:style style:name="P5" style:parent-style-name="Paragraphedeliste" style:list-style-name="LFO2" style:family="paragraph"/>
    <style:style style:name="P6" style:parent-style-name="Paragraphedeliste" style:list-style-name="LFO2" style:family="paragraph"/>
    <style:style style:name="P7" style:parent-style-name="Paragraphedeliste" style:list-style-name="LFO2" style:family="paragraph"/>
    <style:style style:name="P8" style:parent-style-name="Paragraphedeliste" style:list-style-name="LFO1" style:family="paragraph">
      <style:text-properties fo:font-weight="bold" style:font-weight-asian="bold" style:font-weight-complex="bold"/>
    </style:style>
    <style:style style:name="P9" style:parent-style-name="Paragraphedeliste" style:list-style-name="LFO3" style:family="paragraph"/>
    <style:style style:name="P10" style:parent-style-name="Paragraphedeliste" style:list-style-name="LFO3" style:family="paragraph"/>
    <style:style style:name="P11" style:parent-style-name="Paragraphedeliste" style:list-style-name="LFO1" style:family="paragraph">
      <style:text-properties fo:font-weight="bold" style:font-weight-asian="bold" style:font-weight-complex="bold"/>
    </style:style>
    <style:style style:name="P12" style:parent-style-name="Paragraphedeliste" style:list-style-name="LFO4" style:family="paragraph"/>
    <style:style style:name="P13" style:parent-style-name="Paragraphedeliste" style:list-style-name="LFO4" style:family="paragraph"/>
    <style:style style:name="P14" style:parent-style-name="Paragraphedeliste" style:list-style-name="LFO4" style:family="paragraph"/>
    <style:style style:name="P15" style:parent-style-name="Paragraphedeliste" style:list-style-name="LFO4" style:family="paragraph"/>
    <style:style style:name="P16" style:parent-style-name="Normal" style:family="paragraph">
      <style:text-properties fo:font-weight="bold" style:font-weight-asian="bold" style:font-weight-complex="bold" fo:font-size="20pt" style:font-size-asian="20pt" style:font-size-complex="20pt"/>
    </style:style>
    <style:style style:name="P17" style:parent-style-name="Paragraphedeliste" style:list-style-name="LFO1" style:family="paragraph">
      <style:text-properties fo:font-weight="bold" style:font-weight-asian="bold" style:font-weight-complex="bold"/>
    </style:style>
    <style:style style:name="P18" style:parent-style-name="Paragraphedeliste" style:list-style-name="LFO1" style:family="paragraph">
      <style:text-properties fo:font-weight="bold" style:font-weight-asian="bold" style:font-weight-complex="bold"/>
    </style:style>
    <style:style style:name="P19" style:parent-style-name="Paragraphedeliste" style:list-style-name="LFO5" style:family="paragraph"/>
    <style:style style:name="P20" style:parent-style-name="Paragraphedeliste" style:list-style-name="LFO5" style:family="paragraph"/>
    <style:style style:name="P21" style:parent-style-name="Paragraphedeliste" style:list-style-name="LFO1" style:family="paragraph">
      <style:text-properties fo:font-weight="bold" style:font-weight-asian="bold" style:font-weight-complex="bold"/>
    </style:style>
    <style:style style:name="P22" style:parent-style-name="Paragraphedeliste" style:list-style-name="LFO6" style:family="paragraph"/>
    <style:style style:name="T23" style:parent-style-name="Policepardéfaut" style:family="text">
      <style:text-properties fo:font-weight="bold" style:font-weight-asian="bold" style:font-weight-complex="bold"/>
    </style:style>
    <style:style style:name="P24" style:parent-style-name="Normal" style:family="paragraph">
      <style:paragraph-properties fo:margin-left="0.25in">
        <style:tab-stops/>
      </style:paragraph-properties>
    </style:style>
    <style:style style:name="P25" style:parent-style-name="Normal" style:family="paragraph">
      <style:paragraph-properties fo:margin-left="0.25in">
        <style:tab-stops/>
      </style:paragraph-properties>
    </style:style>
    <style:style style:name="P26" style:parent-style-name="Normal" style:family="paragraph">
      <style:text-properties fo:font-weight="bold" style:font-weight-asian="bold" style:font-weight-complex="bold" fo:font-size="20pt" style:font-size-asian="20pt" style:font-size-complex="20pt"/>
    </style:style>
    <style:style style:name="P27" style:parent-style-name="Paragraphedeliste" style:list-style-name="LFO1" style:family="paragraph">
      <style:text-properties fo:font-weight="bold" style:font-weight-asian="bold" style:font-weight-complex="bold"/>
    </style:style>
    <style:style style:name="P28" style:parent-style-name="Paragraphedeliste" style:list-style-name="LFO1" style:family="paragraph">
      <style:text-properties fo:font-weight="bold" style:font-weight-asian="bold" style:font-weight-complex="bold"/>
    </style:style>
    <style:style style:name="P29" style:parent-style-name="Paragraphedeliste" style:list-style-name="LFO7" style:family="paragraph"/>
    <style:style style:name="P30" style:parent-style-name="Paragraphedeliste" style:list-style-name="LFO7" style:family="paragraph"/>
    <style:style style:name="P31" style:parent-style-name="Paragraphedeliste" style:list-style-name="LFO7" style:family="paragraph"/>
    <style:style style:name="P32" style:parent-style-name="Paragraphedeliste" style:list-style-name="LFO1" style:family="paragraph">
      <style:text-properties fo:font-weight="bold" style:font-weight-asian="bold" style:font-weight-complex="bold"/>
    </style:style>
    <style:style style:name="P33" style:parent-style-name="Paragraphedeliste" style:list-style-name="LFO1" style:family="paragraph">
      <style:text-properties fo:font-weight="bold" style:font-weight-asian="bold" style:font-weight-complex="bold"/>
    </style:style>
    <style:style style:name="P34" style:parent-style-name="Paragraphedeliste" style:list-style-name="LFO1" style:family="paragraph"/>
    <style:style style:name="P35" style:parent-style-name="Paragraphedeliste" style:list-style-name="LFO1" style:family="paragraph"/>
    <style:style style:name="P36" style:parent-style-name="Normal" style:family="paragraph">
      <style:text-properties fo:font-weight="bold" style:font-weight-asian="bold" style:font-weight-complex="bold" fo:font-size="20pt" style:font-size-asian="20pt" style:font-size-complex="20pt"/>
    </style:style>
    <style:style style:name="P37" style:parent-style-name="Paragraphedeliste" style:list-style-name="LFO8" style:family="paragraph">
      <style:text-properties fo:font-weight="bold" style:font-weight-asian="bold" style:font-weight-complex="bold"/>
    </style:style>
    <style:style style:name="P38" style:parent-style-name="Paragraphedeliste" style:list-style-name="LFO8" style:family="paragraph">
      <style:text-properties fo:font-weight="bold" style:font-weight-asian="bold" style:font-weight-complex="bold"/>
    </style:style>
    <style:style style:name="P39" style:parent-style-name="Paragraphedeliste" style:list-style-name="LFO9" style:family="paragraph"/>
    <style:style style:name="P40" style:parent-style-name="Paragraphedeliste" style:list-style-name="LFO9" style:family="paragraph"/>
    <style:style style:name="P41" style:parent-style-name="Paragraphedeliste" style:list-style-name="LFO9" style:family="paragraph"/>
    <style:style style:name="P42" style:parent-style-name="Paragraphedeliste" style:list-style-name="LFO8" style:family="paragraph">
      <style:text-properties fo:font-weight="bold" style:font-weight-asian="bold" style:font-weight-complex="bold"/>
    </style:style>
    <style:style style:name="P43" style:parent-style-name="Paragraphedeliste" style:list-style-name="LFO10" style:family="paragraph"/>
    <style:style style:name="P44" style:parent-style-name="Paragraphedeliste" style:list-style-name="LFO10" style:family="paragraph"/>
    <style:style style:name="P45" style:parent-style-name="Normal" style:family="paragraph">
      <style:text-properties fo:font-weight="bold" style:font-weight-asian="bold" style:font-weight-complex="bold" fo:font-size="20pt" style:font-size-asian="20pt" style:font-size-complex="20pt"/>
    </style:style>
    <style:style style:name="P46" style:parent-style-name="Paragraphedeliste" style:list-style-name="LFO8" style:family="paragraph">
      <style:text-properties fo:font-weight="bold" style:font-weight-asian="bold" style:font-weight-complex="bold"/>
    </style:style>
    <style:style style:name="P47" style:parent-style-name="Paragraphedeliste" style:list-style-name="LFO8" style:family="paragraph">
      <style:text-properties fo:font-weight="bold" style:font-weight-asian="bold" style:font-weight-complex="bold"/>
    </style:style>
    <style:style style:name="P48" style:parent-style-name="Paragraphedeliste" style:list-style-name="LFO11" style:family="paragraph"/>
    <style:style style:name="P49" style:parent-style-name="Paragraphedeliste" style:list-style-name="LFO11" style:family="paragraph"/>
    <style:style style:name="P50" style:parent-style-name="Paragraphedeliste" style:list-style-name="LFO11" style:family="paragraph"/>
    <style:style style:name="P51" style:parent-style-name="Paragraphedeliste" style:list-style-name="LFO8" style:family="paragraph">
      <style:text-properties fo:font-weight="bold" style:font-weight-asian="bold" style:font-weight-complex="bold"/>
    </style:style>
    <style:style style:name="P52" style:parent-style-name="Paragraphedeliste" style:list-style-name="LFO8" style:family="paragraph">
      <style:text-properties fo:font-weight="bold" style:font-weight-asian="bold" style:font-weight-complex="bold"/>
    </style:style>
    <style:style style:name="P53" style:parent-style-name="Paragraphedeliste" style:list-style-name="LFO12" style:family="paragraph"/>
    <style:style style:name="P54" style:parent-style-name="Paragraphedeliste" style:list-style-name="LFO12" style:family="paragraph"/>
    <style:style style:name="P55" style:parent-style-name="Paragraphedeliste" style:list-style-name="LFO12" style:family="paragraph"/>
    <style:style style:name="P56" style:parent-style-name="Normal" style:family="paragraph">
      <style:text-properties fo:font-weight="bold" style:font-weight-asian="bold" style:font-weight-complex="bold"/>
    </style:style>
    <style:style style:name="P57" style:parent-style-name="Paragraphedeliste" style:list-style-name="LFO8" style:family="paragraph">
      <style:text-properties fo:font-weight="bold" style:font-weight-asian="bold" style:font-weight-complex="bold"/>
    </style:style>
    <style:style style:name="P58" style:parent-style-name="Paragraphedeliste" style:list-style-name="LFO8" style:family="paragraph">
      <style:text-properties fo:font-weight="bold" style:font-weight-asian="bold" style:font-weight-complex="bold"/>
    </style:style>
    <style:style style:name="P59" style:parent-style-name="Paragraphedeliste" style:list-style-name="LFO13" style:family="paragraph"/>
    <style:style style:name="P60" style:parent-style-name="Paragraphedeliste" style:list-style-name="LFO13" style:family="paragraph"/>
    <style:style style:name="P61" style:parent-style-name="Paragraphedeliste" style:list-style-name="LFO13" style:family="paragraph"/>
    <style:style style:name="P62" style:parent-style-name="Paragraphedeliste" style:list-style-name="LFO8" style:family="paragraph">
      <style:text-properties fo:font-weight="bold" style:font-weight-asian="bold" style:font-weight-complex="bold"/>
    </style:style>
    <style:style style:name="P63" style:parent-style-name="Paragraphedeliste" style:list-style-name="LFO8" style:family="paragraph">
      <style:text-properties fo:font-weight="bold" style:font-weight-asian="bold" style:font-weight-complex="bold"/>
    </style:style>
    <style:style style:name="P64" style:parent-style-name="Paragraphedeliste" style:list-style-name="LFO14" style:family="paragraph"/>
    <style:style style:name="P65" style:parent-style-name="Paragraphedeliste" style:list-style-name="LFO14" style:family="paragraph"/>
    <style:style style:name="P66" style:parent-style-name="Paragraphedeliste" style:list-style-name="LFO14" style:family="paragraph"/>
    <style:style style:name="P67" style:parent-style-name="Normal" style:family="paragraph">
      <style:text-properties fo:font-weight="bold" style:font-weight-asian="bold" style:font-weight-complex="bold" fo:font-size="20pt" style:font-size-asian="20pt" style:font-size-complex="20pt"/>
    </style:style>
    <style:style style:name="P68" style:parent-style-name="Paragraphedeliste" style:list-style-name="LFO8" style:family="paragraph">
      <style:text-properties fo:font-weight="bold" style:font-weight-asian="bold" style:font-weight-complex="bold"/>
    </style:style>
    <style:style style:name="P69" style:parent-style-name="Paragraphedeliste" style:list-style-name="LFO8" style:family="paragraph">
      <style:text-properties fo:font-weight="bold" style:font-weight-asian="bold" style:font-weight-complex="bold"/>
    </style:style>
    <style:style style:name="P70" style:parent-style-name="Paragraphedeliste" style:list-style-name="LFO15" style:family="paragraph"/>
    <style:style style:name="P71" style:parent-style-name="Paragraphedeliste" style:list-style-name="LFO15" style:family="paragraph"/>
    <style:style style:name="P72" style:parent-style-name="Paragraphedeliste" style:list-style-name="LFO15" style:family="paragraph"/>
    <style:style style:name="P73" style:parent-style-name="Paragraphedeliste" style:list-style-name="LFO8" style:family="paragraph">
      <style:text-properties fo:font-weight="bold" style:font-weight-asian="bold" style:font-weight-complex="bold"/>
    </style:style>
    <style:style style:name="P74" style:parent-style-name="Paragraphedeliste" style:list-style-name="LFO8" style:family="paragraph">
      <style:text-properties fo:font-weight="bold" style:font-weight-asian="bold" style:font-weight-complex="bold"/>
    </style:style>
    <style:style style:name="P75" style:parent-style-name="Paragraphedeliste" style:list-style-name="LFO16" style:family="paragraph"/>
    <style:style style:name="P76" style:parent-style-name="Paragraphedeliste" style:list-style-name="LFO16" style:family="paragraph"/>
    <style:style style:name="P77" style:parent-style-name="Normal" style:family="paragraph">
      <style:text-properties fo:font-weight="bold" style:font-weight-asian="bold" style:font-weight-complex="bold" fo:font-size="20pt" style:font-size-asian="20pt" style:font-size-complex="20pt"/>
    </style:style>
    <style:style style:name="P78" style:parent-style-name="Paragraphedeliste" style:list-style-name="LFO8" style:family="paragraph">
      <style:text-properties fo:font-weight="bold" style:font-weight-asian="bold" style:font-weight-complex="bold"/>
    </style:style>
    <style:style style:name="P79" style:parent-style-name="Paragraphedeliste" style:list-style-name="LFO8" style:family="paragraph">
      <style:text-properties fo:font-weight="bold" style:font-weight-asian="bold" style:font-weight-complex="bold"/>
    </style:style>
    <style:style style:name="P80" style:parent-style-name="Paragraphedeliste" style:list-style-name="LFO17" style:family="paragraph"/>
    <style:style style:name="P81" style:parent-style-name="Paragraphedeliste" style:list-style-name="LFO17" style:family="paragraph"/>
    <style:style style:name="P82" style:parent-style-name="Paragraphedeliste" style:list-style-name="LFO17" style:family="paragraph"/>
    <style:style style:name="P83" style:parent-style-name="Paragraphedeliste" style:list-style-name="LFO17" style:family="paragraph"/>
    <style:style style:name="P84" style:parent-style-name="Paragraphedeliste" style:list-style-name="LFO8" style:family="paragraph">
      <style:text-properties fo:font-weight="bold" style:font-weight-asian="bold" style:font-weight-complex="bold"/>
    </style:style>
    <style:style style:name="P85" style:parent-style-name="Paragraphedeliste" style:list-style-name="LFO8" style:family="paragraph">
      <style:text-properties fo:font-weight="bold" style:font-weight-asian="bold" style:font-weight-complex="bold"/>
    </style:style>
    <style:style style:name="P86" style:parent-style-name="Paragraphedeliste" style:list-style-name="LFO18" style:family="paragraph"/>
    <style:style style:name="P87" style:parent-style-name="Paragraphedeliste" style:list-style-name="LFO18" style:family="paragraph"/>
    <style:style style:name="P88" style:parent-style-name="Paragraphedeliste" style:list-style-name="LFO18" style:family="paragraph"/>
    <style:style style:name="P89" style:parent-style-name="Normal" style:family="paragraph">
      <style:text-properties fo:font-weight="bold" style:font-weight-asian="bold" style:font-weight-complex="bold" fo:font-size="20pt" style:font-size-asian="20pt" style:font-size-complex="20pt"/>
    </style:style>
    <style:style style:name="P90" style:parent-style-name="Paragraphedeliste" style:list-style-name="LFO8" style:family="paragraph">
      <style:text-properties fo:font-weight="bold" style:font-weight-asian="bold" style:font-weight-complex="bold"/>
    </style:style>
    <style:style style:name="P91" style:parent-style-name="Paragraphedeliste" style:list-style-name="LFO8" style:family="paragraph">
      <style:text-properties fo:font-weight="bold" style:font-weight-asian="bold" style:font-weight-complex="bold"/>
    </style:style>
    <style:style style:name="P92" style:parent-style-name="Paragraphedeliste" style:list-style-name="LFO19" style:family="paragraph"/>
    <style:style style:name="P93" style:parent-style-name="Paragraphedeliste" style:list-style-name="LFO19" style:family="paragraph"/>
    <style:style style:name="P94" style:parent-style-name="Paragraphedeliste" style:list-style-name="LFO19" style:family="paragraph"/>
    <style:style style:name="P95" style:parent-style-name="Paragraphedeliste" style:list-style-name="LFO8" style:family="paragraph">
      <style:text-properties fo:font-weight="bold" style:font-weight-asian="bold" style:font-weight-complex="bold"/>
    </style:style>
    <style:style style:name="P96" style:parent-style-name="Paragraphedeliste" style:list-style-name="LFO8" style:family="paragraph">
      <style:text-properties fo:font-weight="bold" style:font-weight-asian="bold" style:font-weight-complex="bold"/>
    </style:style>
    <style:style style:name="P97" style:parent-style-name="Paragraphedeliste" style:list-style-name="LFO20" style:family="paragraph"/>
    <style:style style:name="P98" style:parent-style-name="Paragraphedeliste" style:list-style-name="LFO20" style:family="paragraph"/>
    <style:style style:name="P99" style:parent-style-name="Normal" style:family="paragraph">
      <style:text-properties fo:font-weight="bold" style:font-weight-asian="bold" style:font-weight-complex="bold" fo:font-size="20pt" style:font-size-asian="20pt" style:font-size-complex="20pt"/>
    </style:style>
    <style:style style:name="P100" style:parent-style-name="Paragraphedeliste" style:list-style-name="LFO8" style:family="paragraph">
      <style:text-properties fo:font-weight="bold" style:font-weight-asian="bold" style:font-weight-complex="bold"/>
    </style:style>
    <style:style style:name="P101" style:parent-style-name="Paragraphedeliste" style:list-style-name="LFO8" style:family="paragraph">
      <style:text-properties fo:font-weight="bold" style:font-weight-asian="bold" style:font-weight-complex="bold"/>
    </style:style>
    <style:style style:name="P102" style:parent-style-name="Paragraphedeliste" style:list-style-name="LFO21" style:family="paragraph"/>
    <style:style style:name="P103" style:parent-style-name="Paragraphedeliste" style:list-style-name="LFO21" style:family="paragraph"/>
    <style:style style:name="P104" style:parent-style-name="Paragraphedeliste" style:list-style-name="LFO21" style:family="paragraph"/>
    <style:style style:name="P105" style:parent-style-name="Paragraphedeliste" style:list-style-name="LFO21" style:family="paragraph"/>
    <style:style style:name="P106" style:parent-style-name="Paragraphedeliste" style:list-style-name="LFO8" style:family="paragraph">
      <style:text-properties fo:font-weight="bold" style:font-weight-asian="bold" style:font-weight-complex="bold"/>
    </style:style>
    <style:style style:name="P107" style:parent-style-name="Paragraphedeliste" style:list-style-name="LFO8" style:family="paragraph">
      <style:text-properties fo:font-weight="bold" style:font-weight-asian="bold" style:font-weight-complex="bold"/>
    </style:style>
    <style:style style:name="P108" style:parent-style-name="Paragraphedeliste" style:list-style-name="LFO22" style:family="paragraph"/>
    <style:style style:name="P109" style:parent-style-name="Paragraphedeliste" style:list-style-name="LFO22" style:family="paragraph"/>
    <style:style style:name="P110" style:parent-style-name="Paragraphedeliste" style:list-style-name="LFO22" style:family="paragraph"/>
    <style:style style:name="P111" style:parent-style-name="Normal" style:family="paragraph">
      <style:text-properties fo:font-weight="bold" style:font-weight-asian="bold" style:font-weight-complex="bold" fo:font-size="20pt" style:font-size-asian="20pt" style:font-size-complex="20pt"/>
    </style:style>
    <style:style style:name="P112" style:parent-style-name="Paragraphedeliste" style:list-style-name="LFO8" style:family="paragraph">
      <style:text-properties fo:font-weight="bold" style:font-weight-asian="bold" style:font-weight-complex="bold"/>
    </style:style>
    <style:style style:name="P113" style:parent-style-name="Paragraphedeliste" style:list-style-name="LFO8" style:family="paragraph">
      <style:text-properties fo:font-weight="bold" style:font-weight-asian="bold" style:font-weight-complex="bold"/>
    </style:style>
    <style:style style:name="P114" style:parent-style-name="Paragraphedeliste" style:list-style-name="LFO23" style:family="paragraph"/>
    <style:style style:name="P115" style:parent-style-name="Paragraphedeliste" style:list-style-name="LFO23" style:family="paragraph"/>
    <style:style style:name="P116" style:parent-style-name="Paragraphedeliste" style:list-style-name="LFO23" style:family="paragraph"/>
    <style:style style:name="P117" style:parent-style-name="Paragraphedeliste" style:list-style-name="LFO8" style:family="paragraph">
      <style:text-properties fo:font-weight="bold" style:font-weight-asian="bold" style:font-weight-complex="bold"/>
    </style:style>
    <style:style style:name="P118" style:parent-style-name="Paragraphedeliste" style:list-style-name="LFO8" style:family="paragraph">
      <style:text-properties fo:font-weight="bold" style:font-weight-asian="bold" style:font-weight-complex="bold"/>
    </style:style>
    <style:style style:name="P119" style:parent-style-name="Paragraphedeliste" style:list-style-name="LFO24" style:family="paragraph"/>
    <style:style style:name="P120" style:parent-style-name="Paragraphedeliste" style:list-style-name="LFO24" style:family="paragraph"/>
    <style:style style:name="P121" style:parent-style-name="Normal" style:family="paragraph">
      <style:text-properties fo:font-style="italic" style:font-style-asian="italic" style:font-style-complex="italic" fo:color="#FF0000"/>
    </style:style>
    <style:style style:name="P122" style:parent-style-name="Paragraphedeliste" style:list-style-name="LFO25" style:family="paragraph"/>
    <style:style style:name="T123" style:parent-style-name="Policepardéfaut" style:family="text">
      <style:text-properties fo:font-weight="bold" style:font-weight-asian="bold" style:font-weight-complex="bold"/>
    </style:style>
    <style:style style:name="P124" style:parent-style-name="Paragraphedeliste" style:list-style-name="LFO25" style:family="paragraph"/>
    <style:style style:name="T125" style:parent-style-name="Policepardéfaut" style:family="text">
      <style:text-properties fo:font-weight="bold" style:font-weight-asian="bold" style:font-weight-complex="bold"/>
    </style:style>
    <style:style style:name="P126" style:parent-style-name="Paragraphedeliste" style:list-style-name="LFO25" style:family="paragraph"/>
    <style:style style:name="T127" style:parent-style-name="Policepardéfaut" style:family="text">
      <style:text-properties fo:font-weight="bold" style:font-weight-asian="bold" style:font-weight-complex="bold"/>
    </style:style>
    <style:style style:name="P128" style:parent-style-name="Paragraphedeliste" style:list-style-name="LFO25" style:family="paragraph"/>
    <style:style style:name="T129" style:parent-style-name="Policepardéfaut" style:family="text">
      <style:text-properties fo:font-weight="bold" style:font-weight-asian="bold" style:font-weight-complex="bold"/>
    </style:style>
    <style:style style:name="P130" style:parent-style-name="Paragraphedeliste" style:list-style-name="LFO25" style:family="paragraph"/>
    <style:style style:name="T131" style:parent-style-name="Policepardéfaut" style:family="text">
      <style:text-properties fo:font-weight="bold" style:font-weight-asian="bold" style:font-weight-complex="bold"/>
    </style:style>
    <style:style style:name="P132" style:parent-style-name="Paragraphedeliste" style:list-style-name="LFO25" style:family="paragraph"/>
    <style:style style:name="T133" style:parent-style-name="Policepardéfaut" style:family="text">
      <style:text-properties fo:font-weight="bold" style:font-weight-asian="bold" style:font-weight-complex="bold"/>
    </style:style>
    <style:style style:name="P134" style:parent-style-name="Paragraphedeliste" style:list-style-name="LFO25" style:family="paragraph"/>
    <style:style style:name="T135" style:parent-style-name="Policepardéfaut" style:family="text">
      <style:text-properties fo:font-weight="bold" style:font-weight-asian="bold" style:font-weight-complex="bold"/>
    </style:style>
    <style:style style:name="P136" style:parent-style-name="Paragraphedeliste" style:list-style-name="LFO25" style:family="paragraph"/>
    <style:style style:name="T137" style:parent-style-name="Policepardéfaut" style:family="text">
      <style:text-properties fo:font-weight="bold" style:font-weight-asian="bold" style:font-weight-complex="bold"/>
    </style:style>
    <style:style style:name="P138" style:parent-style-name="Paragraphedeliste" style:list-style-name="LFO25" style:family="paragraph"/>
    <style:style style:name="T139" style:parent-style-name="Policepardéfaut" style:family="text">
      <style:text-properties fo:font-weight="bold" style:font-weight-asian="bold" style:font-weight-complex="bold"/>
    </style:style>
    <style:style style:name="P140" style:parent-style-name="Normal" style:family="paragraph">
      <style:text-properties fo:font-weight="bold" style:font-weight-asian="bold" style:font-weight-complex="bold" fo:color="#FF0000"/>
    </style:style>
    <style:style style:name="P141" style:parent-style-name="Paragraphedeliste" style:list-style-name="LFO26" style:family="paragraph"/>
    <style:style style:name="T142" style:parent-style-name="Policepardéfaut" style:family="text">
      <style:text-properties fo:font-weight="bold" style:font-weight-asian="bold" style:font-weight-complex="bold"/>
    </style:style>
    <style:style style:name="P143" style:parent-style-name="Paragraphedeliste" style:list-style-name="LFO26" style:family="paragraph"/>
    <style:style style:name="T144" style:parent-style-name="Policepardéfaut" style:family="text">
      <style:text-properties fo:font-weight="bold" style:font-weight-asian="bold" style:font-weight-complex="bold"/>
    </style:style>
    <style:style style:name="P145" style:parent-style-name="Paragraphedeliste" style:list-style-name="LFO26" style:family="paragraph"/>
    <style:style style:name="T146" style:parent-style-name="Policepardéfaut" style:family="text">
      <style:text-properties fo:font-weight="bold" style:font-weight-asian="bold" style:font-weight-complex="bold"/>
    </style:style>
    <style:style style:name="P147" style:parent-style-name="Paragraphedeliste" style:list-style-name="LFO26" style:family="paragraph"/>
    <style:style style:name="T148" style:parent-style-name="Policepardéfaut" style:family="text">
      <style:text-properties fo:font-weight="bold" style:font-weight-asian="bold" style:font-weight-complex="bold"/>
    </style:style>
    <style:style style:name="P149" style:parent-style-name="Paragraphedeliste" style:list-style-name="LFO26" style:family="paragraph"/>
    <style:style style:name="T150" style:parent-style-name="Policepardéfaut" style:family="text">
      <style:text-properties fo:font-weight="bold" style:font-weight-asian="bold" style:font-weight-complex="bold"/>
    </style:style>
    <style:style style:name="P151" style:parent-style-name="Paragraphedeliste" style:list-style-name="LFO26" style:family="paragraph"/>
    <style:style style:name="T152" style:parent-style-name="Policepardéfaut" style:family="text">
      <style:text-properties fo:font-weight="bold" style:font-weight-asian="bold" style:font-weight-complex="bold"/>
    </style:style>
    <style:style style:name="P153" style:parent-style-name="Paragraphedeliste" style:list-style-name="LFO26" style:family="paragraph"/>
    <style:style style:name="T154" style:parent-style-name="Policepardéfaut" style:family="text">
      <style:text-properties fo:font-weight="bold" style:font-weight-asian="bold" style:font-weight-complex="bold"/>
    </style:style>
    <style:style style:name="P155" style:parent-style-name="Normal" style:family="paragraph">
      <style:text-properties fo:font-style="italic" style:font-style-asian="italic" style:font-style-complex="italic" fo:color="#FF0000"/>
    </style:style>
    <style:style style:name="P156" style:parent-style-name="Paragraphedeliste" style:list-style-name="LFO27" style:family="paragraph"/>
    <style:style style:name="T157" style:parent-style-name="Policepardéfaut" style:family="text">
      <style:text-properties fo:font-weight="bold" style:font-weight-asian="bold" style:font-weight-complex="bold"/>
    </style:style>
    <style:style style:name="P158" style:parent-style-name="Paragraphedeliste" style:list-style-name="LFO27" style:family="paragraph"/>
    <style:style style:name="T159" style:parent-style-name="Policepardéfaut" style:family="text">
      <style:text-properties fo:font-weight="bold" style:font-weight-asian="bold" style:font-weight-complex="bold"/>
    </style:style>
    <style:style style:name="P160" style:parent-style-name="Paragraphedeliste" style:list-style-name="LFO27" style:family="paragraph"/>
    <style:style style:name="T161" style:parent-style-name="Policepardéfaut" style:family="text">
      <style:text-properties fo:font-weight="bold" style:font-weight-asian="bold" style:font-weight-complex="bold"/>
    </style:style>
    <style:style style:name="P162" style:parent-style-name="Paragraphedeliste" style:family="paragraph">
      <style:paragraph-properties fo:margin-left="0.9833in">
        <style:tab-stops/>
      </style:paragraph-properties>
    </style:style>
    <style:style style:name="P163" style:parent-style-name="Paragraphedeliste" style:family="paragraph">
      <style:paragraph-properties fo:margin-left="0.9833in">
        <style:tab-stops/>
      </style:paragraph-properties>
    </style:style>
    <style:style style:name="P164" style:parent-style-name="Paragraphedeliste" style:family="paragraph">
      <style:paragraph-properties fo:margin-left="0.9833in">
        <style:tab-stops/>
      </style:paragraph-properties>
    </style:style>
    <style:style style:name="P165" style:parent-style-name="Paragraphedeliste" style:family="paragraph">
      <style:paragraph-properties fo:margin-left="0.9833in">
        <style:tab-stops/>
      </style:paragraph-properties>
    </style:style>
    <style:style style:name="P166" style:parent-style-name="Paragraphedeliste" style:family="paragraph">
      <style:paragraph-properties fo:margin-left="0.9833in">
        <style:tab-stops/>
      </style:paragraph-properties>
      <style:text-properties style:text-underline-type="single" style:text-underline-style="solid" style:text-underline-width="auto" style:text-underline-mode="continuous"/>
    </style:style>
    <style:style style:name="P167" style:parent-style-name="Paragraphedeliste" style:family="paragraph">
      <style:paragraph-properties fo:margin-left="0.9833in">
        <style:tab-stops/>
      </style:paragraph-properties>
    </style:style>
    <style:style style:name="P168" style:parent-style-name="Paragraphedeliste" style:family="paragraph">
      <style:paragraph-properties fo:margin-left="0.9833in">
        <style:tab-stops/>
      </style:paragraph-properties>
      <style:text-properties style:text-underline-type="single" style:text-underline-style="solid" style:text-underline-width="auto" style:text-underline-mode="continuous"/>
    </style:style>
    <style:style style:name="P169" style:parent-style-name="Paragraphedeliste" style:family="paragraph">
      <style:paragraph-properties fo:margin-left="0.9833in">
        <style:tab-stops/>
      </style:paragraph-properties>
    </style:style>
    <style:style style:name="T170" style:parent-style-name="Policepardéfaut" style:family="text">
      <style:text-properties style:text-underline-type="single" style:text-underline-style="solid" style:text-underline-width="auto" style:text-underline-mode="continuous"/>
    </style:style>
    <style:style style:name="P171" style:parent-style-name="Paragraphedeliste" style:family="paragraph">
      <style:paragraph-properties fo:margin-left="0.9833in">
        <style:tab-stops/>
      </style:paragraph-properties>
      <style:text-properties style:text-underline-type="single" style:text-underline-style="solid" style:text-underline-width="auto" style:text-underline-mode="continuous"/>
    </style:style>
    <style:style style:name="P172" style:parent-style-name="Paragraphedeliste" style:list-style-name="LFO28" style:family="paragraph"/>
    <style:style style:name="P173" style:parent-style-name="Paragraphedeliste" style:list-style-name="LFO28" style:family="paragraph"/>
    <style:style style:name="P174" style:parent-style-name="Paragraphedeliste" style:list-style-name="LFO28" style:family="paragraph"/>
    <style:style style:name="P175" style:parent-style-name="Paragraphedeliste" style:list-style-name="LFO28" style:family="paragraph"/>
    <style:style style:name="P176" style:parent-style-name="Paragraphedeliste" style:list-style-name="LFO28" style:family="paragraph"/>
    <style:style style:name="P177" style:parent-style-name="Paragraphedeliste" style:family="paragraph">
      <style:paragraph-properties fo:margin-left="0.9833in">
        <style:tab-stops/>
      </style:paragraph-properties>
    </style:style>
    <style:style style:name="T178" style:parent-style-name="Policepardéfaut" style:family="text">
      <style:text-properties style:text-underline-type="single" style:text-underline-style="solid" style:text-underline-width="auto" style:text-underline-mode="continuous"/>
    </style:style>
    <style:style style:name="P179" style:parent-style-name="Paragraphedeliste" style:family="paragraph">
      <style:paragraph-properties fo:margin-left="0.9833in">
        <style:tab-stops/>
      </style:paragraph-properties>
    </style:style>
    <style:style style:name="T180" style:parent-style-name="Policepardéfaut" style:family="text">
      <style:text-properties style:text-underline-type="single" style:text-underline-style="solid" style:text-underline-width="auto" style:text-underline-mode="continuous"/>
    </style:style>
    <style:style style:name="P181" style:parent-style-name="Paragraphedeliste" style:family="paragraph">
      <style:paragraph-properties fo:margin-left="0.9833in">
        <style:tab-stops/>
      </style:paragraph-properties>
    </style:style>
    <style:style style:name="P182" style:parent-style-name="Paragraphedeliste" style:family="paragraph">
      <style:paragraph-properties fo:margin-left="0.9833in">
        <style:tab-stops/>
      </style:paragraph-properties>
    </style:style>
    <style:style style:name="P183" style:parent-style-name="Paragraphedeliste" style:family="paragraph">
      <style:paragraph-properties fo:margin-left="0.9833in">
        <style:tab-stops/>
      </style:paragraph-properties>
      <style:text-properties style:text-underline-type="single" style:text-underline-style="solid" style:text-underline-width="auto" style:text-underline-mode="continuous"/>
    </style:style>
    <style:style style:name="P184" style:parent-style-name="Paragraphedeliste" style:family="paragraph">
      <style:paragraph-properties fo:margin-left="0.9833in">
        <style:tab-stops/>
      </style:paragraph-properties>
    </style:style>
    <style:style style:name="P185" style:parent-style-name="Paragraphedeliste" style:family="paragraph">
      <style:paragraph-properties fo:margin-left="0.9833in">
        <style:tab-stops/>
      </style:paragraph-properties>
    </style:style>
    <style:style style:name="P186" style:parent-style-name="Paragraphedeliste" style:family="paragraph">
      <style:paragraph-properties fo:margin-left="0.9833in">
        <style:tab-stops/>
      </style:paragraph-properties>
      <style:text-properties style:text-underline-type="single" style:text-underline-style="solid" style:text-underline-width="auto" style:text-underline-mode="continuous"/>
    </style:style>
    <style:style style:name="P187" style:parent-style-name="Paragraphedeliste" style:family="paragraph">
      <style:paragraph-properties fo:margin-left="0.9833in">
        <style:tab-stops/>
      </style:paragraph-properties>
    </style:style>
    <style:style style:name="P188" style:parent-style-name="Paragraphedeliste" style:family="paragraph">
      <style:paragraph-properties fo:margin-left="0.9833in">
        <style:tab-stops/>
      </style:paragraph-properties>
    </style:style>
    <style:style style:name="P189" style:parent-style-name="Paragraphedeliste" style:family="paragraph">
      <style:paragraph-properties fo:margin-left="0.9833in">
        <style:tab-stops/>
      </style:paragraph-properties>
    </style:style>
    <style:style style:name="P190" style:parent-style-name="Paragraphedeliste" style:list-style-name="LFO27" style:family="paragraph"/>
    <style:style style:name="T191" style:parent-style-name="Policepardéfaut" style:family="text">
      <style:text-properties fo:font-weight="bold" style:font-weight-asian="bold" style:font-weight-complex="bold"/>
    </style:style>
    <style:style style:name="P192" style:parent-style-name="Paragraphedeliste" style:list-style-name="LFO27" style:family="paragraph"/>
    <style:style style:name="T193" style:parent-style-name="Policepardéfaut" style:family="text">
      <style:text-properties fo:font-weight="bold" style:font-weight-asian="bold" style:font-weight-complex="bold"/>
    </style:style>
    <style:style style:name="P194" style:parent-style-name="Paragraphedeliste" style:list-style-name="LFO27" style:family="paragraph"/>
    <style:style style:name="T195" style:parent-style-name="Policepardéfaut" style:family="text">
      <style:text-properties fo:font-weight="bold" style:font-weight-asian="bold" style:font-weight-complex="bold"/>
    </style:style>
    <style:style style:name="P196" style:parent-style-name="Normal" style:family="paragraph">
      <style:text-properties fo:font-style="italic" style:font-style-asian="italic" style:font-style-complex="italic" fo:color="#FF0000"/>
    </style:style>
    <style:style style:name="P197" style:parent-style-name="Normal" style:family="paragraph">
      <style:text-properties fo:font-weight="bold" style:font-weight-asian="bold" style:font-weight-complex="bold"/>
    </style:style>
    <style:style style:name="T198" style:parent-style-name="Policepardéfaut" style:family="text">
      <style:text-properties fo:font-weight="bold" style:font-weight-asian="bold" style:font-weight-complex="bold"/>
    </style:style>
    <style:style style:name="P199" style:parent-style-name="Normal" style:family="paragraph">
      <style:text-properties fo:font-weight="bold" style:font-weight-asian="bold" style:font-weight-complex="bold"/>
    </style:style>
    <style:style style:name="P200" style:parent-style-name="Normal" style:family="paragraph">
      <style:text-properties fo:font-weight="bold" style:font-weight-asian="bold" style:font-weight-complex="bold"/>
    </style:style>
    <style:style style:name="P201" style:parent-style-name="Normal" style:family="paragraph">
      <style:text-properties fo:font-weight="bold" style:font-weight-asian="bold" style:font-weight-complex="bold"/>
    </style:style>
    <style:style style:name="P202" style:parent-style-name="Paragraphedeliste" style:list-style-name="LFO8" style:family="paragraph"/>
    <style:style style:name="P203" style:parent-style-name="Paragraphedeliste" style:list-style-name="LFO8" style:family="paragraph"/>
    <style:style style:name="P204" style:parent-style-name="Normal" style:family="paragraph">
      <style:text-properties fo:font-weight="bold" style:font-weight-asian="bold" style:font-weight-complex="bold"/>
    </style:style>
    <style:style style:name="P205" style:parent-style-name="Paragraphedeliste" style:list-style-name="LFO29" style:family="paragraph"/>
    <style:style style:name="P206" style:parent-style-name="Paragraphedeliste" style:list-style-name="LFO29" style:family="paragraph"/>
    <style:style style:name="P207" style:parent-style-name="Paragraphedeliste" style:list-style-name="LFO29" style:family="paragraph"/>
    <style:style style:name="P208" style:parent-style-name="Paragraphedeliste" style:list-style-name="LFO29" style:family="paragraph"/>
    <style:style style:name="P209" style:parent-style-name="Paragraphedeliste" style:list-style-name="LFO29" style:family="paragraph"/>
    <style:style style:name="P210" style:parent-style-name="Paragraphedeliste" style:list-style-name="LFO29" style:family="paragraph"/>
    <style:style style:name="P211" style:parent-style-name="Normal" style:family="paragraph">
      <style:text-properties fo:font-weight="bold" style:font-weight-asian="bold" style:font-weight-complex="bold"/>
    </style:style>
    <style:style style:name="P212" style:parent-style-name="Paragraphedeliste" style:list-style-name="LFO8" style:family="paragraph"/>
    <style:style style:name="P213" style:parent-style-name="Paragraphedeliste" style:list-style-name="LFO8" style:family="paragraph"/>
    <style:style style:name="P214" style:parent-style-name="Normal" style:family="paragraph">
      <style:text-properties fo:font-weight="bold" style:font-weight-asian="bold" style:font-weight-complex="bold"/>
    </style:style>
    <style:style style:name="P215" style:parent-style-name="Paragraphedeliste" style:list-style-name="LFO8" style:family="paragraph"/>
    <style:style style:name="P216" style:parent-style-name="Paragraphedeliste" style:list-style-name="LFO8" style:family="paragraph"/>
    <style:style style:name="P217" style:parent-style-name="Normal" style:family="paragraph">
      <style:text-properties fo:font-weight="bold" style:font-weight-asian="bold" style:font-weight-complex="bold" fo:font-style="italic" style:font-style-asian="italic" style:font-style-complex="italic" fo:color="#FF0000"/>
    </style:style>
    <style:style style:name="T218" style:parent-style-name="Policepardéfaut" style:family="text">
      <style:text-properties fo:font-weight="bold" style:font-weight-asian="bold" style:font-weight-complex="bold"/>
    </style:style>
    <style:style style:name="T219" style:parent-style-name="Policepardéfaut" style:family="text">
      <style:text-properties fo:font-weight="bold" style:font-weight-asian="bold" style:font-weight-complex="bold"/>
    </style:style>
    <style:style style:name="T220" style:parent-style-name="Policepardéfaut" style:family="text">
      <style:text-properties fo:font-weight="bold" style:font-weight-asian="bold" style:font-weight-complex="bold"/>
    </style:style>
    <style:style style:name="T221" style:parent-style-name="Policepardéfaut" style:family="text">
      <style:text-properties fo:font-weight="bold" style:font-weight-asian="bold" style:font-weight-complex="bold"/>
    </style:style>
    <style:style style:name="T222" style:parent-style-name="Policepardéfaut" style:family="text">
      <style:text-properties fo:font-weight="bold" style:font-weight-asian="bold" style:font-weight-complex="bold"/>
    </style:style>
    <style:style style:name="T223" style:parent-style-name="Policepardéfaut" style:family="text">
      <style:text-properties fo:font-weight="bold" style:font-weight-asian="bold" style:font-weight-complex="bold"/>
    </style:style>
    <style:style style:name="T224" style:parent-style-name="Policepardéfaut" style:family="text">
      <style:text-properties fo:font-weight="bold" style:font-weight-asian="bold" style:font-weight-complex="bold"/>
    </style:style>
    <style:style style:name="T225" style:parent-style-name="Policepardéfaut" style:family="text">
      <style:text-properties fo:font-weight="bold" style:font-weight-asian="bold" style:font-weight-complex="bold"/>
    </style:style>
    <style:style style:name="T226" style:parent-style-name="Policepardéfaut" style:family="text">
      <style:text-properties fo:font-weight="bold" style:font-weight-asian="bold" style:font-weight-complex="bold"/>
    </style:style>
    <style:style style:name="T227" style:parent-style-name="Policepardéfaut" style:family="text">
      <style:text-properties fo:font-weight="bold" style:font-weight-asian="bold" style:font-weight-complex="bold"/>
    </style:style>
    <style:style style:name="T228" style:parent-style-name="Policepardéfaut" style:family="text">
      <style:text-properties fo:font-weight="bold" style:font-weight-asian="bold" style:font-weight-complex="bold"/>
    </style:style>
    <style:style style:name="T229" style:parent-style-name="Policepardéfaut" style:family="text">
      <style:text-properties fo:font-weight="bold" style:font-weight-asian="bold" style:font-weight-complex="bold"/>
    </style:style>
    <style:style style:name="T230" style:parent-style-name="Policepardéfaut" style:family="text">
      <style:text-properties fo:font-weight="bold" style:font-weight-asian="bold" style:font-weight-complex="bold"/>
    </style:style>
    <style:style style:name="T231" style:parent-style-name="Policepardéfaut" style:family="text">
      <style:text-properties fo:font-weight="bold" style:font-weight-asian="bold" style:font-weight-complex="bold"/>
    </style:style>
    <style:style style:name="T232" style:parent-style-name="Policepardéfaut" style:family="text">
      <style:text-properties fo:font-weight="bold" style:font-weight-asian="bold" style:font-weight-complex="bold"/>
    </style:style>
    <style:style style:name="P233" style:parent-style-name="Normal" style:family="paragraph">
      <style:text-properties fo:font-style="italic" style:font-style-asian="italic" style:font-style-complex="italic" fo:color="#FF0000"/>
    </style:style>
    <style:style style:name="P234" style:parent-style-name="Normal" style:family="paragraph">
      <style:text-properties fo:font-style="italic" style:font-style-asian="italic" style:font-style-complex="italic" fo:color="#FF0000"/>
    </style:style>
    <style:style style:name="P235" style:parent-style-name="Paragraphedeliste" style:list-style-name="LFO30" style:family="paragraph"/>
    <style:style style:name="T236" style:parent-style-name="Policepardéfaut" style:family="text">
      <style:text-properties fo:font-weight="bold" style:font-weight-asian="bold" style:font-weight-complex="bold"/>
    </style:style>
    <style:style style:name="P237" style:parent-style-name="Paragraphedeliste" style:list-style-name="LFO30" style:family="paragraph"/>
    <style:style style:name="T238" style:parent-style-name="Policepardéfaut" style:family="text">
      <style:text-properties fo:font-weight="bold" style:font-weight-asian="bold" style:font-weight-complex="bold"/>
    </style:style>
    <style:style style:name="P239" style:parent-style-name="Paragraphedeliste" style:list-style-name="LFO30" style:family="paragraph"/>
    <style:style style:name="T240" style:parent-style-name="Policepardéfaut" style:family="text">
      <style:text-properties fo:font-weight="bold" style:font-weight-asian="bold" style:font-weight-complex="bold"/>
    </style:style>
    <style:style style:name="P241" style:parent-style-name="Paragraphedeliste" style:list-style-name="LFO30" style:family="paragraph"/>
    <style:style style:name="T242" style:parent-style-name="Policepardéfaut" style:family="text">
      <style:text-properties fo:font-weight="bold" style:font-weight-asian="bold" style:font-weight-complex="bold"/>
    </style:style>
    <style:style style:name="P243" style:parent-style-name="Paragraphedeliste" style:list-style-name="LFO30" style:family="paragraph"/>
    <style:style style:name="T244" style:parent-style-name="Policepardéfaut" style:family="text">
      <style:text-properties fo:font-weight="bold" style:font-weight-asian="bold" style:font-weight-complex="bold"/>
    </style:style>
    <style:style style:name="P245" style:parent-style-name="Paragraphedeliste" style:list-style-name="LFO30" style:family="paragraph"/>
    <style:style style:name="T246" style:parent-style-name="Policepardéfaut" style:family="text">
      <style:text-properties fo:font-weight="bold" style:font-weight-asian="bold" style:font-weight-complex="bold"/>
    </style:style>
    <style:style style:name="P247" style:parent-style-name="Paragraphedeliste" style:list-style-name="LFO30" style:family="paragraph"/>
    <style:style style:name="T248" style:parent-style-name="Policepardéfaut" style:family="text">
      <style:text-properties fo:font-weight="bold" style:font-weight-asian="bold" style:font-weight-complex="bold"/>
    </style:style>
    <style:style style:name="P249" style:parent-style-name="Paragraphedeliste" style:list-style-name="LFO30" style:family="paragraph"/>
    <style:style style:name="T250" style:parent-style-name="Policepardéfaut" style:family="text">
      <style:text-properties fo:font-weight="bold" style:font-weight-asian="bold" style:font-weight-complex="bold"/>
    </style:style>
    <style:style style:name="P251" style:parent-style-name="Normal" style:family="paragraph">
      <style:text-properties fo:font-weight="bold" style:font-weight-asian="bold" style:font-weight-complex="bold" fo:font-style="italic" style:font-style-asian="italic" style:font-style-complex="italic" fo:color="#FF0000"/>
    </style:style>
    <style:style style:name="P252" style:parent-style-name="Paragraphedeliste" style:list-style-name="LFO31" style:family="paragraph"/>
    <style:style style:name="T253" style:parent-style-name="Policepardéfaut" style:family="text">
      <style:text-properties fo:font-weight="bold" style:font-weight-asian="bold" style:font-weight-complex="bold"/>
    </style:style>
    <style:style style:name="P254" style:parent-style-name="Paragraphedeliste" style:list-style-name="LFO31" style:family="paragraph"/>
    <style:style style:name="T255" style:parent-style-name="Policepardéfaut" style:family="text">
      <style:text-properties fo:font-weight="bold" style:font-weight-asian="bold" style:font-weight-complex="bold"/>
    </style:style>
    <style:style style:name="P256" style:parent-style-name="Paragraphedeliste" style:list-style-name="LFO31" style:family="paragraph"/>
    <style:style style:name="T257" style:parent-style-name="Policepardéfaut" style:family="text">
      <style:text-properties fo:font-weight="bold" style:font-weight-asian="bold" style:font-weight-complex="bold"/>
    </style:style>
    <style:style style:name="P258" style:parent-style-name="Paragraphedeliste" style:list-style-name="LFO31" style:family="paragraph"/>
    <style:style style:name="T259" style:parent-style-name="Policepardéfaut" style:family="text">
      <style:text-properties fo:font-weight="bold" style:font-weight-asian="bold" style:font-weight-complex="bold"/>
    </style:style>
    <style:style style:name="P260" style:parent-style-name="Paragraphedeliste" style:list-style-name="LFO31" style:family="paragraph"/>
    <style:style style:name="T261" style:parent-style-name="Policepardéfaut" style:family="text">
      <style:text-properties fo:font-weight="bold" style:font-weight-asian="bold" style:font-weight-complex="bold"/>
    </style:style>
    <style:style style:name="P262" style:parent-style-name="Paragraphedeliste" style:list-style-name="LFO31" style:family="paragraph"/>
    <style:style style:name="T263" style:parent-style-name="Policepardéfaut" style:family="text">
      <style:text-properties fo:font-weight="bold" style:font-weight-asian="bold" style:font-weight-complex="bold"/>
    </style:style>
  </office:automatic-styles>
  <office:body>
    <office:text text:use-soft-page-breaks="true">
      <text:p text:style-name="P1">Cahier des exigences : Fonctionnalités OHRM</text:p>
      <text:p text:style-name="P2">Connexion à l'application HRM</text:p>
      <text:list text:style-name="LFO1" text:continue-numbering="true">
        <text:list-item>
          <text:p text:style-name="P3">Description</text:p>
        </text:list-item>
      </text:list>
      <text:p text:style-name="Normal">La fonctionnalité de connexion à l'application HRM permet aux utilisateurs de se connecter à leur compte Orange HRM.</text:p>
      <text:p text:style-name="Normal"/>
      <text:list text:style-name="LFO1" text:continue-numbering="true">
        <text:list-item>
          <text:p text:style-name="P4">Exigences fonctionnelles</text:p>
        </text:list-item>
      </text:list>
      <text:list text:style-name="LFO2" text:continue-numbering="true">
        <text:list-item>
          <text:p text:style-name="P5">L'utilisateur doit pouvoir saisir son nom d'utilisateur et son mot de passe pour se connecter à l'application HRM.</text:p>
        </text:list-item>
        <text:list-item>
          <text:p text:style-name="P6">Si les informations saisies sont correctes, l'utilisateur doit être redirigé vers la page d'accueil de l'application HRM.</text:p>
        </text:list-item>
        <text:list-item>
          <text:p text:style-name="P7">Si les informations saisies sont incorrectes, un message d'erreur doit s'afficher pour informer l'utilisateur que la connexion a échoué.</text:p>
        </text:list-item>
      </text:list>
      <text:list text:style-name="LFO1" text:continue-numbering="true">
        <text:list-item>
          <text:p text:style-name="P8">Exigences non fonctionnelles</text:p>
        </text:list-item>
      </text:list>
      <text:list text:style-name="LFO3" text:continue-numbering="true">
        <text:list-item>
          <text:p text:style-name="P9">La page de connexion doit être sécurisée et utiliser HTTPS pour protéger les informations de connexion de l'utilisateur.</text:p>
        </text:list-item>
        <text:list-item>
          <text:p text:style-name="P10">Les champs de saisie doivent être clairement étiquetés et accompagnés d'instructions pour guider l'utilisateur tout au long du processus de connexion.</text:p>
        </text:list-item>
      </text:list>
      <text:list text:style-name="LFO1" text:continue-numbering="true">
        <text:list-item>
          <text:p text:style-name="P11">Critères d'acceptation</text:p>
        </text:list-item>
      </text:list>
      <text:list text:style-name="LFO4" text:continue-numbering="true">
        <text:list-item>
          <text:p text:style-name="P12">L'utilisateur doit être en mesure de se connecter à son compte en utilisant des informations de connexion valides.</text:p>
        </text:list-item>
        <text:list-item>
          <text:p text:style-name="P13">Si les informations de connexion sont invalides, un message d'erreur approprié doit s'afficher pour informer l'utilisateur que la connexion a échoué.</text:p>
        </text:list-item>
        <text:list-item>
          <text:p text:style-name="P14">La page de connexion doit être sécurisée et utiliser HTTPS pour protéger les informations de connexion de l'utilisateur.</text:p>
        </text:list-item>
        <text:list-item>
          <text:p text:style-name="P15">Les champs de saisie doivent être clairement étiquetés et accompagnés d'instructions pour guider l'utilisateur tout au long du processus de connexion.</text:p>
        </text:list-item>
      </text:list>
      <text:p text:style-name="P16">Déconnexion de l'application</text:p>
      <text:list text:style-name="LFO1" text:continue-numbering="true">
        <text:list-item>
          <text:p text:style-name="P17">Description</text:p>
        </text:list-item>
      </text:list>
      <text:p text:style-name="Normal">La fonctionnalité de déconnexion de l'application HRM permet aux utilisateurs de se déconnecter de leur compte Orange HRM.</text:p>
      <text:p text:style-name="Normal"/>
      <text:list text:style-name="LFO1" text:continue-numbering="true">
        <text:list-item>
          <text:p text:style-name="P18">Exigences fonctionnelles</text:p>
        </text:list-item>
      </text:list>
      <text:list text:style-name="LFO5" text:continue-numbering="true">
        <text:list-item>
          <text:p text:style-name="P19">L'utilisateur doit pouvoir cliquer sur un bouton "Déconnexion" pour se déconnecter de l'application HRM.</text:p>
        </text:list-item>
        <text:list-item>
          <text:p text:style-name="P20">Après avoir cliqué sur le bouton "Déconnexion", l'utilisateur doit être redirigé vers la page de connexion.</text:p>
        </text:list-item>
      </text:list>
      <text:list text:style-name="LFO1" text:continue-numbering="true">
        <text:list-item>
          <text:p text:style-name="P21">Exigences non fonctionnelles</text:p>
        </text:list-item>
      </text:list>
      <text:list text:style-name="LFO6" text:continue-numbering="true">
        <text:list-item>
          <text:p text:style-name="P22">Le bouton "Déconnexion" doit être facilement accessible depuis n'importe quelle page de l'application HRM.</text:p>
        </text:list-item>
      </text:list>
      <text:p text:style-name="Paragraphedeliste"/>
      <text:soft-page-break/>
      <text:p text:style-name="Paragraphedeliste"><text:span text:style-name="T23">Critères d'acceptation</text:span></text:p>
      <text:p text:style-name="P24">L'utilisateur doit être en mesure de se déconnecter de son compte en cliquant sur le bouton "Déconnexion".</text:p>
      <text:p text:style-name="P25">Après avoir cliqué sur le bouton "Déconnexion", l'utilisateur doit être redirigé vers la page de connexion.</text:p>
      <text:p text:style-name="P26">Création d'un poste au niveau de l'application HRM</text:p>
      <text:list text:style-name="LFO1" text:continue-numbering="true">
        <text:list-item>
          <text:p text:style-name="P27">Description</text:p>
        </text:list-item>
      </text:list>
      <text:p text:style-name="Normal">La fonctionnalité de création d'un poste permet aux administrateurs de créer un nouveau poste au sein de l'organisation.</text:p>
      <text:p text:style-name="Normal"/>
      <text:list text:style-name="LFO1" text:continue-numbering="true">
        <text:list-item>
          <text:p text:style-name="P28">Exigences fonctionnelles</text:p>
        </text:list-item>
      </text:list>
      <text:list text:style-name="LFO7" text:continue-numbering="true">
        <text:list-item>
          <text:p text:style-name="P29">L'administrateur doit pouvoir accéder à la page de création d'un poste.</text:p>
        </text:list-item>
        <text:list-item>
          <text:p text:style-name="P30">L'administrateur doit pouvoir saisir les informations relatives au poste, telles que le titre, la description et les exigences.</text:p>
        </text:list-item>
        <text:list-item>
          <text:p text:style-name="P31">L'administrateur doit pouvoir enregistrer les informations saisies pour créer le poste.</text:p>
        </text:list-item>
      </text:list>
      <text:list text:style-name="LFO1" text:continue-numbering="true">
        <text:list-item>
          <text:p text:style-name="P32">Exigences non fonctionnelles</text:p>
        </text:list-item>
      </text:list>
      <text:p text:style-name="Normal">Les champs de saisie doivent être clairement étiquetés et accompagnés d'instructions pour guider l'administrateur tout au long du processus de création du poste.</text:p>
      <text:list text:style-name="LFO1" text:continue-numbering="true">
        <text:list-item>
          <text:p text:style-name="P33">Critères d'acceptation</text:p>
        </text:list-item>
        <text:list-item>
          <text:p text:style-name="P34">L'administrateur doit être en mesure d'accéder à la page de création d'un poste.</text:p>
        </text:list-item>
        <text:list-item>
          <text:p text:style-name="P35">L'administrateur doit être en mesure de saisir les informations relatives au poste et d'enregistrer ces informations pour créer le poste.</text:p>
        </text:list-item>
      </text:list>
      <text:p text:style-name="P36">Supprimer un poste d'Orange HRM</text:p>
      <text:list text:style-name="LFO8" text:continue-numbering="true">
        <text:list-item>
          <text:p text:style-name="P37">Description</text:p>
        </text:list-item>
      </text:list>
      <text:p text:style-name="Normal">La fonctionnalité de suppression d'un poste permet aux administrateurs de supprimer un poste existant dans l'organisation.</text:p>
      <text:p text:style-name="Normal"/>
      <text:list text:style-name="LFO8" text:continue-numbering="true">
        <text:list-item>
          <text:p text:style-name="P38">Exigences fonctionnelles</text:p>
        </text:list-item>
      </text:list>
      <text:list text:style-name="LFO9" text:continue-numbering="true">
        <text:list-item>
          <text:p text:style-name="P39">L'administrateur doit pouvoir accéder à la page de suppression d'un poste.</text:p>
        </text:list-item>
        <text:list-item>
          <text:p text:style-name="P40">L'administrateur doit pouvoir sélectionner le poste à supprimer.</text:p>
        </text:list-item>
        <text:list-item>
          <text:p text:style-name="P41">L'administrateur doit pouvoir confirmer la suppression du poste.</text:p>
        </text:list-item>
      </text:list>
      <text:list text:style-name="LFO8" text:continue-numbering="true">
        <text:list-item>
          <text:p text:style-name="P42">Exigences non fonctionnelles</text:p>
        </text:list-item>
      </text:list>
      <text:p text:style-name="Normal">La page de suppression du poste doit inclure une confirmation pour éviter toute suppression accidentelle.</text:p>
      <text:p text:style-name="Normal">Critères d'acceptation</text:p>
      <text:list text:style-name="LFO10" text:continue-numbering="true">
        <text:list-item>
          <text:p text:style-name="P43">L'administrateur doit être en mesure d'accéder à la page de suppression d'un poste.</text:p>
        </text:list-item>
        <text:list-item>
          <text:p text:style-name="P44">L'administrateur doit être en mesure de sélectionner le poste à supprimer et de confirmer la suppression du poste.</text:p>
        </text:list-item>
      </text:list>
      <text:p text:style-name="P45">Consultation du planning d'un employé</text:p>
      <text:list text:style-name="LFO8" text:continue-numbering="true">
        <text:list-item>
          <text:p text:style-name="P46">Description</text:p>
        </text:list-item>
      </text:list>
      <text:p text:style-name="Normal">La fonctionnalité de consultation du planning d'un employé permet aux employés et aux gestionnaires de visualiser le planning des employés.</text:p>
      <text:p text:style-name="Normal"/>
      <text:list text:style-name="LFO8" text:continue-numbering="true">
        <text:list-item>
          <text:p text:style-name="P47">Exigences fonctionnelles</text:p>
        </text:list-item>
      </text:list>
      <text:list text:style-name="LFO11" text:continue-numbering="true">
        <text:list-item>
          <text:p text:style-name="P48">L'utilisateur doit pouvoir accéder à la page du planning des employés.</text:p>
        </text:list-item>
        <text:list-item>
          <text:p text:style-name="P49">L'utilisateur doit pouvoir sélectionner un employé pour visualiser son planning.</text:p>
        </text:list-item>
        <text:list-item>
          <text:p text:style-name="P50">Le planning doit afficher les horaires et les tâches assignées à l'employé sélectionné.</text:p>
        </text:list-item>
      </text:list>
      <text:list text:style-name="LFO8" text:continue-numbering="true">
        <text:list-item>
          <text:p text:style-name="P51">Exigences non fonctionnelles</text:p>
        </text:list-item>
      </text:list>
      <text:p text:style-name="Normal">Le planning doit être facilement accessible depuis n'importe quelle page de l'application HRM.</text:p>
      <text:list text:style-name="LFO8" text:continue-numbering="true">
        <text:list-item>
          <text:p text:style-name="P52">Critères d'acceptation</text:p>
        </text:list-item>
      </text:list>
      <text:list text:style-name="LFO12" text:continue-numbering="true">
        <text:list-item>
          <text:p text:style-name="P53">L'utilisateur doit être en mesure d'accéder à la page du planning des employés.</text:p>
        </text:list-item>
        <text:list-item>
          <text:p text:style-name="P54">L'utilisateur doit être en mesure de sélectionner un employé pour visualiser son planning.</text:p>
        </text:list-item>
        <text:list-item>
          <text:p text:style-name="P55">Le planning doit afficher les horaires et les tâches assignées à l'employé sélectionné.</text:p>
        </text:list-item>
      </text:list>
      <text:p text:style-name="P56">Rechercher un employé</text:p>
      <text:list text:style-name="LFO8" text:continue-numbering="true">
        <text:list-item>
          <text:p text:style-name="P57">Description</text:p>
        </text:list-item>
      </text:list>
      <text:p text:style-name="Normal">La fonctionnalité de recherche d'un employé permet aux utilisateurs de rechercher un employé spécifique dans l'organisation.</text:p>
      <text:p text:style-name="Normal"/>
      <text:list text:style-name="LFO8" text:continue-numbering="true">
        <text:list-item>
          <text:p text:style-name="P58">Exigences fonctionnelles</text:p>
        </text:list-item>
      </text:list>
      <text:list text:style-name="LFO13" text:continue-numbering="true">
        <text:list-item>
          <text:p text:style-name="P59">L'utilisateur doit pouvoir accéder à la page de recherche des employés.</text:p>
        </text:list-item>
        <text:list-item>
          <text:p text:style-name="P60">L'utilisateur doit pouvoir saisir le nom ou le prénom de l'employé recherché.</text:p>
        </text:list-item>
        <text:list-item>
          <text:p text:style-name="P61">Les résultats doivent afficher tous les employés correspondant aux critères recherchés.</text:p>
        </text:list-item>
      </text:list>
      <text:list text:style-name="LFO8" text:continue-numbering="true">
        <text:list-item>
          <text:p text:style-name="P62">Exigences non fonctionnelles</text:p>
        </text:list-item>
      </text:list>
      <text:p text:style-name="Normal">Les résultats doivent être présentés dans un format clair et facile à lire.</text:p>
      <text:list text:style-name="LFO8" text:continue-numbering="true">
        <text:list-item>
          <text:p text:style-name="P63">Critères d'acceptation</text:p>
        </text:list-item>
      </text:list>
      <text:list text:style-name="LFO14" text:continue-numbering="true">
        <text:list-item>
          <text:p text:style-name="P64">L'utilisateur doit être en mesure d'accéder à la page de recherche des employés.</text:p>
        </text:list-item>
        <text:list-item>
          <text:p text:style-name="P65">L'utilisateur doit être en mesure de saisir le nom ou le prénom de l'employé recherché.</text:p>
        </text:list-item>
        <text:list-item>
          <text:p text:style-name="P66">Les résultats doivent afficher tous les employés correspondant aux critères recherchés.</text:p>
        </text:list-item>
      </text:list>
      <text:p text:style-name="Normal"/>
      <text:p text:style-name="Normal"/>
      <text:p text:style-name="Normal"/>
      <text:p text:style-name="Normal"/>
      <text:p text:style-name="Normal"/>
      <text:p text:style-name="Normal"/>
      <text:p text:style-name="P67">Ajouter un salarié</text:p>
      <text:list text:style-name="LFO8" text:continue-numbering="true">
        <text:list-item>
          <text:p text:style-name="P68">Description</text:p>
        </text:list-item>
      </text:list>
      <text:p text:style-name="Normal">La fonctionnalité d'ajout d'un salarié permet aux administrateurs d'ajouter un nouvel employé dans l'organisation.</text:p>
      <text:p text:style-name="Normal"/>
      <text:list text:style-name="LFO8" text:continue-numbering="true">
        <text:list-item>
          <text:p text:style-name="P69">Exigences fonctionnelles</text:p>
        </text:list-item>
      </text:list>
      <text:list text:style-name="LFO15" text:continue-numbering="true">
        <text:list-item>
          <text:p text:style-name="P70">L'administrateur doit pouvoir accéder à la page d'ajout d'un salarié.</text:p>
        </text:list-item>
        <text:list-item>
          <text:p text:style-name="P71">L'administrateur doit pouvoir saisir les informations relatives au salarié, telles que le nom, le prénom, le titre, etc.</text:p>
        </text:list-item>
        <text:list-item>
          <text:p text:style-name="P72">L'administrateur doit pouvoir enregistrer les informations saisies pour ajouter le salarié.</text:p>
        </text:list-item>
      </text:list>
      <text:list text:style-name="LFO8" text:continue-numbering="true">
        <text:list-item>
          <text:p text:style-name="P73">Exigences non fonctionnelles</text:p>
        </text:list-item>
      </text:list>
      <text:p text:style-name="Normal">Les champs de saisie doivent être clairement étiquetés et accompagnés d'instructions pour guider l'administrateur tout au long du processus d'ajout du salarié.</text:p>
      <text:list text:style-name="LFO8" text:continue-numbering="true">
        <text:list-item>
          <text:p text:style-name="P74">Critères d'acceptation</text:p>
        </text:list-item>
      </text:list>
      <text:list text:style-name="LFO16" text:continue-numbering="true">
        <text:list-item>
          <text:p text:style-name="P75">L'administrateur doit être en mesure d'accéder à la page d'ajout d'un salarié.</text:p>
        </text:list-item>
        <text:list-item>
          <text:p text:style-name="P76">L'administrateur doit être en mesure de saisir les informations relatives au salarié et d'enregistrer ces informations pour ajouter le salarié.</text:p>
        </text:list-item>
      </text:list>
      <text:p text:style-name="P77">Modifier les références d'un salarié</text:p>
      <text:list text:style-name="LFO8" text:continue-numbering="true">
        <text:list-item>
          <text:p text:style-name="P78">Description</text:p>
        </text:list-item>
      </text:list>
      <text:p text:style-name="Normal">La fonctionnalité de modification des références d'un salarié permet aux administrateurs de modifier les informations relatives à un salarié existant dans l'organisation.</text:p>
      <text:p text:style-name="Normal"/>
      <text:list text:style-name="LFO8" text:continue-numbering="true">
        <text:list-item>
          <text:p text:style-name="P79">Exigences fonctionnelles</text:p>
        </text:list-item>
      </text:list>
      <text:list text:style-name="LFO17" text:continue-numbering="true">
        <text:list-item>
          <text:p text:style-name="P80">L'administrateur doit pouvoir accéder à la page de modification des références du salarié.</text:p>
        </text:list-item>
        <text:list-item>
          <text:p text:style-name="P81">L'administrateur doit pouvoir sélectionner le salarié dont il souhaite modifier les références.</text:p>
        </text:list-item>
        <text:list-item>
          <text:p text:style-name="P82">L'administrateur doit pouvoir modifier les informations relatives au salarié sélectionné.</text:p>
        </text:list-item>
        <text:list-item>
          <text:p text:style-name="P83">L'administrateur doit pouvoir enregistrer les modifications apportées aux références du salarié.</text:p>
        </text:list-item>
      </text:list>
      <text:list text:style-name="LFO8" text:continue-numbering="true">
        <text:list-item>
          <text:p text:style-name="P84">Exigences non fonctionnelles</text:p>
        </text:list-item>
      </text:list>
      <text:p text:style-name="Normal">Les champs modifiables doivent être clairement étiquetés et accompagnés d'instructions pour guider l'administrateur tout au long du processus de modification des références du salarié.</text:p>
      <text:list text:style-name="LFO8" text:continue-numbering="true">
        <text:list-item>
          <text:p text:style-name="P85">Critères d'acceptation</text:p>
        </text:list-item>
      </text:list>
      <text:list text:style-name="LFO18" text:continue-numbering="true">
        <text:list-item>
          <text:p text:style-name="P86">L'administrateur doit être en mesure d'accéder à la page de modification des références du salarié.</text:p>
        </text:list-item>
        <text:list-item>
          <text:p text:style-name="P87">L'administrateur doit être en mesure de sélectionner le salarié dont il souhaite modifier les références.</text:p>
        </text:list-item>
        <text:list-item>
          <text:p text:style-name="P88">L'administrateur doit être en mesure de modifier les informations relatives au salarié sélectionné et d'enregistrer ces modifications.</text:p>
        </text:list-item>
      </text:list>
      <text:soft-page-break/>
      <text:p text:style-name="P89">Supprimer un employé</text:p>
      <text:list text:style-name="LFO8" text:continue-numbering="true">
        <text:list-item>
          <text:p text:style-name="P90">Description</text:p>
        </text:list-item>
      </text:list>
      <text:p text:style-name="Normal">La fonctionnalité de suppression d'un employé permet aux administrateurs de supprimer un employé existant dans l'organisation.</text:p>
      <text:p text:style-name="Normal"/>
      <text:list text:style-name="LFO8" text:continue-numbering="true">
        <text:list-item>
          <text:p text:style-name="P91">Exigences fonctionnelles</text:p>
        </text:list-item>
      </text:list>
      <text:list text:style-name="LFO19" text:continue-numbering="true">
        <text:list-item>
          <text:p text:style-name="P92">L'administrateur doit pouvoir accéder à la page de suppression d'un employé.</text:p>
        </text:list-item>
        <text:list-item>
          <text:p text:style-name="P93">L'administrateur doit pouvoir sélectionner l'employé à supprimer.</text:p>
        </text:list-item>
        <text:list-item>
          <text:p text:style-name="P94">L'administrateur doit pouvoir confirmer la suppression de l'employé.</text:p>
        </text:list-item>
      </text:list>
      <text:list text:style-name="LFO8" text:continue-numbering="true">
        <text:list-item>
          <text:p text:style-name="P95">Exigences non fonctionnelles</text:p>
        </text:list-item>
      </text:list>
      <text:p text:style-name="Normal">La page de suppression de l'employé doit inclure une confirmation pour éviter toute suppression accidentelle.</text:p>
      <text:list text:style-name="LFO8" text:continue-numbering="true">
        <text:list-item>
          <text:p text:style-name="P96">Critères d'acceptation</text:p>
        </text:list-item>
      </text:list>
      <text:list text:style-name="LFO20" text:continue-numbering="true">
        <text:list-item>
          <text:p text:style-name="P97">L'administrateur doit être en mesure d'accéder à la page de suppression d'un employé.</text:p>
        </text:list-item>
        <text:list-item>
          <text:p text:style-name="P98">L'administrateur doit être en mesure de sélectionner l'employé à supprimer et de confirmer la suppressio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9">Saisie de la feuille de temps pour la semaine sélectionnée</text:p>
      <text:list text:style-name="LFO8" text:continue-numbering="true">
        <text:list-item>
          <text:p text:style-name="P100">Description</text:p>
        </text:list-item>
      </text:list>
      <text:p text:style-name="Normal">La fonctionnalité de saisie de la feuille de temps permet aux employés et aux gestionnaires de saisir les heures travaillées pour une semaine donnée.</text:p>
      <text:p text:style-name="Normal"/>
      <text:list text:style-name="LFO8" text:continue-numbering="true">
        <text:list-item>
          <text:p text:style-name="P101">Exigences fonctionnelles</text:p>
        </text:list-item>
      </text:list>
      <text:list text:style-name="LFO21" text:continue-numbering="true">
        <text:list-item>
          <text:p text:style-name="P102">L'utilisateur doit pouvoir accéder à la page de saisie des heures travaillées.</text:p>
        </text:list-item>
        <text:list-item>
          <text:p text:style-name="P103">L'utilisateur doit pouvoir sélectionner la semaine pour laquelle il souhaite saisir ses heures travaillées.</text:p>
        </text:list-item>
        <text:list-item>
          <text:p text:style-name="P104">L'utilisateur doit pouvoir saisir ses heures travaillées pour chaque jour ouvrable.</text:p>
        </text:list-item>
        <text:list-item>
          <text:p text:style-name="P105">Les heures travaillées doivent être sauvegardées lorsque l'utilisateur quitte la page ou clique sur un bouton "Enregistrer".</text:p>
        </text:list-item>
      </text:list>
      <text:list text:style-name="LFO8" text:continue-numbering="true">
        <text:list-item>
          <text:p text:style-name="P106">Exigences non fonctionnelles</text:p>
        </text:list-item>
      </text:list>
      <text:p text:style-name="Normal">La page de saisie des heures travaillées doit inclure des instructions claires pour guider l'utilisateur tout au long du processus.</text:p>
      <text:p text:style-name="Normal"/>
      <text:list text:style-name="LFO8" text:continue-numbering="true">
        <text:list-item>
          <text:p text:style-name="P107">Critères d'acceptation</text:p>
        </text:list-item>
      </text:list>
      <text:list text:style-name="LFO22" text:continue-numbering="true">
        <text:list-item>
          <text:p text:style-name="P108">L'utilisateur doit être en mesure d'accéder à la page de saisie des heures travaillées.</text:p>
        </text:list-item>
        <text:list-item>
          <text:p text:style-name="P109">L'utilisateur doit être en mesure de sélectionner la semaine pour laquelle il souhaite saisir ses heures travaillées.</text:p>
        </text:list-item>
        <text:list-item>
          <text:p text:style-name="P110">L'utilisateur doit être en mesure de saisir ses heures travaillées pour chaque jour ouvrable et ces heures doivent être sauvegardées lorsque l'utilisateur quitte la page ou clique sur un bouton "Enregistrer".</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11">Modification des informations générales de l'organisation HRM</text:p>
      <text:list text:style-name="LFO8" text:continue-numbering="true">
        <text:list-item>
          <text:p text:style-name="P112">Description</text:p>
        </text:list-item>
      </text:list>
      <text:p text:style-name="Normal">La fonctionnalité de modification des informations générales permet aux administrateurs de modifier les informations générales relatives à l'organisation, telles que le nom, le logo, etc.</text:p>
      <text:p text:style-name="Normal"/>
      <text:list text:style-name="LFO8" text:continue-numbering="true">
        <text:list-item>
          <text:p text:style-name="P113">Exigences fonctionnelles</text:p>
        </text:list-item>
      </text:list>
      <text:list text:style-name="LFO23" text:continue-numbering="true">
        <text:list-item>
          <text:p text:style-name="P114">L'administrateur doit pouvoir accéder à la page des informations générales.</text:p>
        </text:list-item>
        <text:list-item>
          <text:p text:style-name="P115">L'administrateur doit pouvoir modifier les informations générales, telles que le nom, le logo, etc.</text:p>
        </text:list-item>
        <text:list-item>
          <text:p text:style-name="P116">Les modifications apportées aux informations générales doivent être sauvegardées lorsque l'utilisateur quitte la page ou clique sur un bouton "Enregistrer".</text:p>
        </text:list-item>
      </text:list>
      <text:list text:style-name="LFO8" text:continue-numbering="true">
        <text:list-item>
          <text:p text:style-name="P117">Exigences non fonctionnelles</text:p>
        </text:list-item>
      </text:list>
      <text:p text:style-name="Normal">Les champs modifiables doivent être clairement étiquetés et accompagnés d'instructions pour guider l'administrateur tout au long du processus.</text:p>
      <text:list text:style-name="LFO8" text:continue-numbering="true">
        <text:list-item>
          <text:p text:style-name="P118">Critères d'acceptation</text:p>
        </text:list-item>
      </text:list>
      <text:list text:style-name="LFO24" text:continue-numbering="true">
        <text:list-item>
          <text:p text:style-name="P119">L'administrateur doit être en mesure d'accéder à la page des informations générales.</text:p>
        </text:list-item>
        <text:list-item>
          <text:p text:style-name="P120">L'administrateur doit être en mesure de modifier les informations générales, telles que le nom, le logo, etc., et ces modifications doivent être sauvegardées lorsque l'utilisateur quitte la page ou clique sur un bouton "Enregistrer".</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121">Selon le syllabus ISTQB, voici une démarche de test qui peut être utilisée pour tester les fonctionnalités du site Web Orange HRM :</text:p>
      <text:p text:style-name="Normal"/>
      <text:list text:style-name="LFO25" text:continue-numbering="true">
        <text:list-item>
          <text:p text:style-name="P122"><text:span text:style-name="T123">Identification des exigences de test :</text:span><text:s/>Pour chaque fonctionnalité, identifiez les exigences de test en fonction des exigences fonctionnelles et non fonctionnelles spécifiées dans le cahier des exigences.</text:p>
        </text:list-item>
        <text:list-item>
          <text:p text:style-name="P124"><text:span text:style-name="T125">Planification des tests :</text:span><text:s/>Élaborez un plan de test détaillé, en fonction des exigences de test identifiées. Le plan de test doit inclure les activités de test à effectuer, les ressources nécessaires, les délais et les critères d'acceptation.</text:p>
        </text:list-item>
        <text:list-item>
          <text:p text:style-name="P126"><text:span text:style-name="T127">Conception des cas de test :</text:span><text:s/>Concevez des cas de test pour chaque exigence de test identifiée. Les cas de test doivent être clairs, concis et couvrir tous les scénarios possibles.</text:p>
        </text:list-item>
        <text:list-item>
          <text:p text:style-name="P128"><text:span text:style-name="T129">Mise en place de l'environnement de test :</text:span><text:s/>Configurez l'environnement de test pour simuler les conditions réelles d'utilisation de l'application HRM.</text:p>
        </text:list-item>
        <text:list-item>
          <text:p text:style-name="P130"><text:span text:style-name="T131">Exécution des tests :</text:span><text:s/>Exécutez les cas de test conçus et enregistrer les résultats. Assurez-vous que tous les cas de test ont été exécutés avec succès et que tous les défauts ont été identifiés et documentés.</text:p>
        </text:list-item>
        <text:list-item>
          <text:p text:style-name="P132"><text:span text:style-name="T133">Analyse des résultats des tests :</text:span><text:s/>Analysez les résultats des tests pour identifier les défauts et les tendances. Documentez tous les défauts identifiés, en fournissant des informations détaillées sur la cause, l'effet et la gravité.</text:p>
        </text:list-item>
        <text:list-item>
          <text:p text:style-name="P134"><text:span text:style-name="T135">Rapport des résultats des tests :</text:span><text:s/>Élaborez un rapport de test détaillé, en fournissant des informations sur les activités de test effectuées, les résultats obtenus, les défauts identifiés et les recommandations pour améliorer la qualité du logiciel.</text:p>
        </text:list-item>
        <text:list-item>
          <text:p text:style-name="P136"><text:span text:style-name="T137">Vérification des corrections :</text:span><text:s/>Vérifiez que tous les défauts identifiés ont été corrigés avec succès et que le logiciel fonctionne comme prévu.</text:p>
        </text:list-item>
        <text:list-item>
          <text:p text:style-name="P138"><text:span text:style-name="T139">Validation des exigences :</text:span><text:s/>Validez que toutes les exigences fonctionnelles et non fonctionnelles spécifiées dans le cahier des exigences ont été satisfaites.</text:p>
        </text:list-item>
      </text:list>
      <text:p text:style-name="Normal"/>
      <text:p text:style-name="Normal">En suivant cette stratégie de test, vous pouvez assurer que toutes les fonctionnalités du site Web Orange HRM ont été testées correctement et que le logiciel est prêt à être utilisé par les utilisateurs finaux.</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0">Un plan de test détaillé doit contenir les éléments suivants :</text:p>
      <text:p text:style-name="Normal"/>
      <text:list text:style-name="LFO26" text:continue-numbering="true">
        <text:list-item>
          <text:p text:style-name="P141"><text:span text:style-name="T142">Objectifs des tests :</text:span><text:s/>Ce sont les objectifs globaux que vous souhaitez atteindre avec vos tests. Par exemple, vous pouvez vouloir tester toutes les fonctionnalités de l'application HRM pour vous assurer qu'elles fonctionnent correctement.</text:p>
        </text:list-item>
      </text:list>
      <text:p text:style-name="Normal"/>
      <text:list text:style-name="LFO26" text:continue-numbering="true">
        <text:list-item>
          <text:p text:style-name="P143"><text:span text:style-name="T144">Stratégie de test :</text:span><text:s/>La stratégie de test décrit les approches et les techniques que vous utiliserez pour tester l'application HRM. Par exemple, vous pouvez utiliser une approche basée sur les risques pour identifier les zones critiques de l'application qui nécessitent des tests approfondis.</text:p>
        </text:list-item>
      </text:list>
      <text:p text:style-name="Normal"/>
      <text:list text:style-name="LFO26" text:continue-numbering="true">
        <text:list-item>
          <text:p text:style-name="P145"><text:span text:style-name="T146">Portée des tests :</text:span><text:s/>La portée des tests décrit les fonctionnalités spécifiques de l'application HRM qui seront testées. Par exemple, vous pouvez décider de tester toutes les fonctionnalités du module "Gestion des employés" de l'application.</text:p>
        </text:list-item>
      </text:list>
      <text:p text:style-name="Normal"/>
      <text:list text:style-name="LFO26" text:continue-numbering="true">
        <text:list-item>
          <text:p text:style-name="P147"><text:span text:style-name="T148">Ressources nécessaires :</text:span><text:s/>Les ressources nécessaires comprennent les personnes, les outils et les environnements nécessaires pour effectuer les tests. Par exemple, vous aurez besoin d'un environnement de test séparé pour simuler les conditions réelles d'utilisation de l'application HRM.</text:p>
        </text:list-item>
      </text:list>
      <text:p text:style-name="Normal"/>
      <text:list text:style-name="LFO26" text:continue-numbering="true">
        <text:list-item>
          <text:p text:style-name="P149"><text:span text:style-name="T150">Planification des tests :</text:span><text:s/>La planification des tests décrit le calendrier des activités de test, y compris la durée des tests, les délais et les échéances pour la livraison des rapports de test. Par exemple, vous pouvez prévoir une semaine pour effectuer tous les tests.</text:p>
        </text:list-item>
      </text:list>
      <text:p text:style-name="Normal"/>
      <text:list text:style-name="LFO26" text:continue-numbering="true">
        <text:list-item>
          <text:p text:style-name="P151"><text:span text:style-name="T152">Critères d'acceptation :</text:span><text:s/>Les critères d'acceptation décrivent les conditions qui doivent être remplies pour considérer que les tests ont été réussis. Par exemple, vous pouvez définir qu'un test est réussi si tous les cas de test ont été exécutés avec succès et que tous les défauts ont été identifiés et corrigés.</text:p>
        </text:list-item>
      </text:list>
      <text:p text:style-name="Normal"/>
      <text:list text:style-name="LFO26" text:continue-numbering="true">
        <text:list-item>
          <text:p text:style-name="P153"><text:span text:style-name="T154">Risques et contingences :</text:span><text:s/>Les risques et contingences comprennent les problèmes potentiels qui peuvent survenir pendant le processus de test et les mesures à prendre pour y faire face. Par exemple, vous pouvez identifier le risque que certains tests ne soient pas terminés à temps et prévoir des mesures pour y faire face.</text:p>
        </text:list-item>
      </text:list>
      <text:p text:style-name="Normal"/>
      <text:p text:style-name="Normal">En résumé, un plan de test détaillé doit couvrir tous les aspects des tests, y compris les objectifs, la stratégie, la portée, les ressources, la planification, les critères d'acceptation et les risques et contingences. Un plan de test bien conçu garantit que tous les aspects des tests sont pris en compte et que le processus de test est efficace et efficient.</text:p>
      <text:soft-page-break/>
      <text:p text:style-name="P155">En plus de l'approche basée sur les risques, voici d'autres exemples de stratégies de test que vous pouvez utiliser pour tester l'application HRM :</text:p>
      <text:p text:style-name="Normal"/>
      <text:list text:style-name="LFO27" text:continue-numbering="true">
        <text:list-item>
          <text:p text:style-name="P156"><text:span text:style-name="T157">Approche basée sur les cas d'utilisation :</text:span><text:s/>Cette approche consiste à concevoir des cas de test en fonction des cas d'utilisation de l'application HRM. Vous pouvez utiliser cette approche pour vous assurer que toutes les fonctionnalités de l'application sont testées dans des scénarios réalistes.</text:p>
        </text:list-item>
      </text:list>
      <text:p text:style-name="Normal"/>
      <text:list text:style-name="LFO27" text:continue-numbering="true">
        <text:list-item>
          <text:p text:style-name="P158"><text:span text:style-name="T159">Approche basée sur les exigences :</text:span><text:s/>Cette approche consiste à concevoir des cas de test en fonction des exigences spécifiées dans le cahier des exigences. Vous pouvez utiliser cette approche pour vous assurer que toutes les exigences fonctionnelles et non fonctionnelles sont testées de manière exhaustive.</text:p>
        </text:list-item>
      </text:list>
      <text:p text:style-name="Normal"/>
      <text:list text:style-name="LFO27" text:continue-numbering="true">
        <text:list-item>
          <text:p text:style-name="P160"><text:span text:style-name="T161">Approche basée sur le modèle</text:span><text:s/>: Cette approche consiste à utiliser des modèles pour générer automatiquement des cas de test. Vous pouvez utiliser cette approche pour gagner du temps et réduire les coûts de test.</text:p>
        </text:list-item>
      </text:list>
      <text:p text:style-name="Paragraphedeliste"/>
      <text:p text:style-name="P162">Voici un exemple pour illustrer cette approche :</text:p>
      <text:p text:style-name="P163"/>
      <text:p text:style-name="P164">Supposons que vous avez une application HRM avec une fonctionnalité permettant de gérer les congés des employés. Vous souhaitez tester cette fonctionnalité en générant automatiquement des cas de test à partir d'un modèle.</text:p>
      <text:p text:style-name="P165"/>
      <text:p text:style-name="P166">Modèle de cas de test :</text:p>
      <text:p text:style-name="P167"/>
      <text:p text:style-name="P168">Scénario : Demande de congé</text:p>
      <text:p text:style-name="P169"><text:span text:style-name="T170">Préconditions :</text:span><text:s/>L'employé doit être connecté à l'application HRM.</text:p>
      <text:p text:style-name="P171">Actions :</text:p>
      <text:list text:style-name="LFO28" text:continue-numbering="true">
        <text:list-item>
          <text:p text:style-name="P172">L'employé sélectionne l'option "Demander un congé" dans le menu.</text:p>
        </text:list-item>
        <text:list-item>
          <text:p text:style-name="P173">L'employé saisit la date de début et la date de fin du congé.</text:p>
        </text:list-item>
        <text:list-item>
          <text:p text:style-name="P174">L'employé sélectionne le type de congé parmi les options disponibles.</text:p>
        </text:list-item>
        <text:list-item>
          <text:p text:style-name="P175">L'employé saisit une justification pour la demande de congé.</text:p>
        </text:list-item>
        <text:list-item>
          <text:p text:style-name="P176">L'employé soumet la demande de congé.</text:p>
        </text:list-item>
      </text:list>
      <text:p text:style-name="P177"><text:span text:style-name="T178">Résultat attendu :</text:span><text:s/>La demande de congé est enregistrée dans le système et une confirmation est affichée à l'employé.</text:p>
      <text:p text:style-name="P179"><text:span text:style-name="T180">Génération automatique des cas de test</text:span><text:s/>:</text:p>
      <text:p text:style-name="P181">À partir du modèle ci-dessus, vous pouvez utiliser un outil ou un script pour générer automatiquement différents cas de test en variant les données d'entrée. Par exemple, vous pouvez générer des cas de test avec des dates de début et de fin différentes, différents types de congés et différentes justifications.</text:p>
      <text:p text:style-name="P182"/>
      <text:p text:style-name="P183">Exécution des cas de test générés :</text:p>
      <text:p text:style-name="P184">Une fois que vous avez généré les cas de test, vous pouvez les exécuter automatiquement en utilisant un outil d'exécution de tests automatisés. Cela permet<text:s/><text:soft-page-break/>d'économiser du temps et des ressources, car les tests sont exécutés de manière rapide et efficace.</text:p>
      <text:p text:style-name="P185"/>
      <text:p text:style-name="P186">Validation des résultats :</text:p>
      <text:p text:style-name="P187">Après l'exécution des cas de test générés, vous pouvez vérifier les résultats obtenus par rapport aux résultats attendus définis dans le modèle. Si les résultats correspondent aux attentes, les tests sont considérés comme réussis. Sinon, vous pouvez identifier les écarts et les problèmes à résoudre.</text:p>
      <text:p text:style-name="P188"/>
      <text:p text:style-name="P189">L'approche basée sur le modèle peut être utilisée pour générer rapidement une grande quantité de cas de test, ce qui est particulièrement utile lorsque vous avez des fonctionnalités complexes ou des scénarios d'utilisation variés dans votre application HRM. Cela permet d'automatiser une partie importante du processus de test et d'améliorer l'efficacité globale du processus de test.</text:p>
      <text:p text:style-name="Normal"/>
      <text:list text:style-name="LFO27" text:continue-numbering="true">
        <text:list-item>
          <text:p text:style-name="P190"><text:span text:style-name="T191">Approche basée sur l'exploration</text:span><text:s/>: Cette approche consiste à explorer l'application HRM sans avoir de plan de test préétabli. Vous pouvez utiliser cette approche pour découvrir des défauts imprévus et améliorer la qualité globale de l'application.</text:p>
        </text:list-item>
      </text:list>
      <text:p text:style-name="Normal"/>
      <text:list text:style-name="LFO27" text:continue-numbering="true">
        <text:list-item>
          <text:p text:style-name="P192"><text:span text:style-name="T193">Approche basée sur la charge :</text:span><text:s/>Cette approche consiste à tester l'application HRM sous différentes charges pour évaluer sa capacité à gérer des volumes élevés d'utilisateurs et de données. Vous pouvez utiliser cette approche pour vous assurer que l'application HRM répond aux exigences de performance spécifiées dans le cahier des exigences.</text:p>
        </text:list-item>
      </text:list>
      <text:p text:style-name="Normal"/>
      <text:list text:style-name="LFO27" text:continue-numbering="true">
        <text:list-item>
          <text:p text:style-name="P194"><text:span text:style-name="T195">Approche basée sur la sécurité :</text:span><text:s/>Cette approche consiste à tester la sécurité de l'application HRM en identifiant les vulnérabilités potentielles et en évaluant les mesures de sécurité mises en place. Vous pouvez utiliser cette approche pour vous assurer que l'application HRM est protégée contre les menaces de sécurité externes et internes.</text:p>
        </text:list-item>
      </text:list>
      <text:p text:style-name="Normal"/>
      <text:p text:style-name="Normal">Il est important de choisir la stratégie de test appropriée en fonction des besoins spécifiques de votre projet et des contraintes de temps et de ressources disponibles.</text:p>
      <text:p text:style-name="Normal"/>
      <text:p text:style-name="Normal"/>
      <text:p text:style-name="Normal"/>
      <text:p text:style-name="Normal"/>
      <text:p text:style-name="Normal"/>
      <text:p text:style-name="Normal"/>
      <text:p text:style-name="Normal"/>
      <text:p text:style-name="P196">Voici un exemple de cas d'utilisation pour l'application HRM en utilisant l'approche basée sur les cas d'utilisation :</text:p>
      <text:p text:style-name="Normal"/>
      <text:p text:style-name="P197">Nom du cas d'utilisation : Ajouter un nouvel employé</text:p>
      <text:p text:style-name="Normal"><text:span text:style-name="T198">Acteurs impliqués :</text:span><text:s/>Administrateur du système, responsable des ressources humaines</text:p>
      <text:p text:style-name="P199">Description : Ce cas d'utilisation décrit le processus d'ajout d'un nouvel employé à l'application HRM.</text:p>
      <text:p text:style-name="P200"/>
      <text:p text:style-name="P201">Préconditions :</text:p>
      <text:list text:style-name="LFO8" text:continue-numbering="true">
        <text:list-item>
          <text:p text:style-name="P202">L'utilisateur doit être connecté à l'application HRM en tant qu'administrateur ou responsable des ressources humaines.</text:p>
        </text:list-item>
        <text:list-item>
          <text:p text:style-name="P203">L'utilisateur doit avoir les autorisations nécessaires pour ajouter un nouvel employé.</text:p>
        </text:list-item>
      </text:list>
      <text:p text:style-name="P204">Scénario principal :</text:p>
      <text:list text:style-name="LFO29" text:continue-numbering="true">
        <text:list-item>
          <text:p text:style-name="P205">L'utilisateur sélectionne l'option "Ajouter un nouvel employé" dans le menu de l'application HRM.</text:p>
        </text:list-item>
        <text:list-item>
          <text:p text:style-name="P206">L'application affiche un formulaire de saisie pour les informations personnelles de l'employé, telles que le nom, le prénom, la date de naissance, etc.</text:p>
        </text:list-item>
        <text:list-item>
          <text:p text:style-name="P207">L'utilisateur saisit les informations personnelles de l'employé dans le formulaire.</text:p>
        </text:list-item>
        <text:list-item>
          <text:p text:style-name="P208">L'application vérifie que toutes les informations saisies sont valides et complètes.</text:p>
        </text:list-item>
        <text:list-item>
          <text:p text:style-name="P209">Si toutes les informations sont valides, l'application enregistre les informations de l'employé dans la base de données et affiche un message de confirmation à l'utilisateur.</text:p>
        </text:list-item>
        <text:list-item>
          <text:p text:style-name="P210">Si certaines informations sont invalides ou incomplètes, l'application affiche un message d'erreur pour informer l'utilisateur que l'enregistrement a échoué.</text:p>
        </text:list-item>
      </text:list>
      <text:p text:style-name="P211">Postconditions :</text:p>
      <text:list text:style-name="LFO8" text:continue-numbering="true">
        <text:list-item>
          <text:p text:style-name="P212">Les informations de l'employé sont enregistrées dans la base de données de l'application HRM.</text:p>
        </text:list-item>
        <text:list-item>
          <text:p text:style-name="P213">L'utilisateur est informé du résultat de l'enregistrement.</text:p>
        </text:list-item>
      </text:list>
      <text:p text:style-name="P214">Exceptions :</text:p>
      <text:list text:style-name="LFO8" text:continue-numbering="true">
        <text:list-item>
          <text:p text:style-name="P215">Si l'utilisateur n'a pas les autorisations nécessaires pour ajouter un nouvel employé, l'application affiche un message d'erreur pour informer l'utilisateur qu'il n'est pas autorisé à effectuer cette action.</text:p>
        </text:list-item>
        <text:list-item>
          <text:p text:style-name="P216">Si l'application rencontre une erreur lors de l'enregistrement des informations de l'employé, elle affiche un message d'erreur pour informer l'utilisateur que l'enregistrement a échoué.</text:p>
        </text:list-item>
      </text:list>
      <text:p text:style-name="Normal">Ce cas d'utilisation peut être utilisé pour concevoir des cas de test qui couvrent tous les scénarios possibles lors de l'ajout d'un nouvel employé à l'application HRM.</text:p>
      <text:p text:style-name="Normal"/>
      <text:p text:style-name="Normal"/>
      <text:p text:style-name="Normal"/>
      <text:p text:style-name="Normal"/>
      <text:p text:style-name="Normal"/>
      <text:p text:style-name="Normal"/>
      <text:p text:style-name="P217">Voici quelques éléments clés à inclure dans un plan de test :</text:p>
      <text:p text:style-name="Normal"/>
      <text:p text:style-name="Normal"><text:span text:style-name="T218">Objectifs de test :</text:span><text:s/>définir les objectifs spécifiques du projet de test.</text:p>
      <text:p text:style-name="Normal"><text:span text:style-name="T219">Portée des tests :</text:span><text:s/>définir les fonctionnalités et les exigences qui seront testées.</text:p>
      <text:p text:style-name="Normal"><text:span text:style-name="T220">Stratégie de test :</text:span><text:s/>décrire l'approche globale de test, les techniques et les méthodes utilisées pour effectuer les tests.</text:p>
      <text:p text:style-name="Normal"><text:span text:style-name="T221">Environnement de test :</text:span><text:s/>décrire l'environnement de test, y compris les logiciels et le matériel nécessaires pour effectuer les tests.</text:p>
      <text:p text:style-name="Normal"><text:span text:style-name="T222">Calendrier de test :</text:span><text:s/>planifier le calendrier des tests, y compris les dates de début et de fin pour chaque phase de test.</text:p>
      <text:p text:style-name="Normal"><text:span text:style-name="T223">Ressources de test :</text:span><text:s/>décrire les ressources nécessaires pour effectuer les tests, y compris le personnel et les outils.</text:p>
      <text:p text:style-name="Normal"><text:span text:style-name="T224">Cas de test :</text:span><text:s/>décrire les cas de test individuels qui seront exécutés pour tester chaque fonctionnalité ou exigence.</text:p>
      <text:p text:style-name="Normal"><text:span text:style-name="T225">Critères d'acceptation :</text:span><text:s/>définir les critères qui doivent être remplis pour considérer que le projet de test est réussi.</text:p>
      <text:p text:style-name="Normal"><text:span text:style-name="T226">Risques et contingences :</text:span><text:s/>identifier les risques potentiels et les plans d'urgence qui seront mis en place pour y faire face.</text:p>
      <text:p text:style-name="Normal">Ces éléments peuvent varier en fonction du projet et des exigences spécifiques de chaque proje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Il existe plusieurs approches de test que vous pouvez utiliser pour tester une application HRM comme OHRM. Voici quelques exemples :</text:p>
      <text:p text:style-name="Normal"><text:span text:style-name="T227">Tests d'intégration :</text:span><text:s/>L'objectif principal du test d'intégration système est de s'assurer que les différents composants du système s'intègrent correctement et fonctionnent ensemble comme prévu. Il permet également de détecter les éventuelles incompatibilités entre les différents composants et de résoudre les problèmes avant la phase de test de validation.</text:p>
      <text:p text:style-name="Normal"/>
      <text:p text:style-name="Normal"><text:span text:style-name="T228">Tests fonctionnels :</text:span><text:s/>Cette technique consiste à tester les fonctionnalités de l'application HRM pour s'assurer qu'elles fonctionnent correctement selon les exigences spécifiées dans le cahier des charges. Vous pouvez utiliser des scénarios de test basés sur les cas d'utilisation pour cette technique.</text:p>
      <text:p text:style-name="Normal"/>
      <text:p text:style-name="Normal"><text:span text:style-name="T229">Tests de performance :</text:span><text:s/>Cette technique consiste à tester la capacité de l'application HRM à répondre à un grand nombre d'utilisateurs et de données. Vous pouvez utiliser des outils de test de charge pour cette technique.</text:p>
      <text:p text:style-name="Normal"/>
      <text:p text:style-name="Normal"><text:span text:style-name="T230">Tests de sécurité :</text:span><text:s/>Cette technique consiste à tester la sécurité de l'application HRM en identifiant les vulnérabilités potentielles et en évaluant les mesures de sécurité mises en place. Vous pouvez utiliser des outils de test de sécurité pour cette technique.</text:p>
      <text:p text:style-name="Normal"/>
      <text:p text:style-name="Normal"><text:span text:style-name="T231">Tests d'accessibilité :</text:span><text:s/>Cette technique consiste à tester l'accessibilité de l'application HRM pour les personnes en situation de handicap. Vous pouvez utiliser des outils de test d'accessibilité pour cette technique.</text:p>
      <text:p text:style-name="Normal"/>
      <text:p text:style-name="Normal"><text:span text:style-name="T232">Tests de compatibilité :</text:span><text:s/>Cette technique consiste à tester l'application HRM sur différents navigateurs, systèmes d'exploitation et appareils pour s'assurer qu'elle fonctionne correctement sur tous les environnements cibles.</text:p>
      <text:p text:style-name="Normal"/>
      <text:p text:style-name="Normal">Il est important de choisir les techniques de test appropriées en fonction des besoins spécifiques de votre projet et d'utiliser une combinaison de techniques pour obtenir une couverture complète des tests.</text:p>
      <text:p text:style-name="Normal"/>
      <text:p text:style-name="Normal"/>
      <text:p text:style-name="Normal"/>
      <text:p text:style-name="Normal"/>
      <text:p text:style-name="Normal"/>
      <text:p text:style-name="P233"/>
      <text:soft-page-break/>
      <text:p text:style-name="P234">Les techniques de test boîte noire sont basées sur l'analyse du comportement de l'application sans avoir à examiner sa structure interne. Voici comment vous pouvez utiliser ces techniques pour tester votre application HRM :</text:p>
      <text:p text:style-name="Normal"/>
      <text:list text:style-name="LFO30" text:continue-numbering="true">
        <text:list-item>
          <text:p text:style-name="P235"><text:span text:style-name="T236">Identification des entrées :</text:span><text:s/>Identifiez les différentes entrées possibles de l'application HRM, telles que les données saisies par les utilisateurs, les fichiers importés, les requêtes API, etc.</text:p>
        </text:list-item>
        <text:list-item>
          <text:p text:style-name="P237"><text:span text:style-name="T238">Définition des scénarios de test :</text:span><text:s/>Définissez des scénarios de test qui couvrent différents cas d'utilisation et situations d'utilisation de l'application HRM. Par exemple, vous pouvez tester la création d'un nouvel employé, la modification des informations personnelles, la génération de rapports, etc.</text:p>
        </text:list-item>
        <text:list-item>
          <text:p text:style-name="P239"><text:span text:style-name="T240">Conception des jeux de test :</text:span><text:s/>Concevez des jeux de test en utilisant les techniques boîte noire appropriées. Voici quelques techniques couramment utilisées :</text:p>
        </text:list-item>
        <text:list-item>
          <text:p text:style-name="P241"><text:span text:style-name="T242">Partitionnement équivalent :</text:span><text:s/>Divisez les entrées en groupes équivalents et choisissez une valeur représentative de chaque groupe pour les tests. Par exemple, si vous avez un champ "Âge" dans le formulaire d'inscription, vous pouvez tester avec des valeurs représentant différentes tranches d'âge (par exemple, moins de 18 ans, entre 18 et 30 ans, plus de 30 ans).</text:p>
        </text:list-item>
        <text:list-item>
          <text:p text:style-name="P243"><text:span text:style-name="T244">Valeurs limites :</text:span><text:s/>Testez les limites supérieures et inférieures des valeurs acceptables. Par exemple, si un champ "Salaire" accepte des valeurs entre 1000 et 5000, vous pouvez tester avec des valeurs justes en dessous de la limite inférieure (999) et juste au-dessus de la limite supérieure (5001).</text:p>
        </text:list-item>
        <text:list-item>
          <text:p text:style-name="P245"><text:span text:style-name="T246">Analyse des erreurs :</text:span><text:s/>Identifiez les erreurs potentielles que l'application HRM pourrait rencontrer et concevez des cas de test pour les vérifier. Par exemple, si un champ "Adresse e-mail" doit être au format valide, vous pouvez tester avec une adresse e-mail incorrecte pour vérifier si l'application détecte cette erreur.</text:p>
        </text:list-item>
        <text:list-item>
          <text:p text:style-name="P247"><text:span text:style-name="T248">Exécution des tests :</text:span><text:s/>Exécutez les jeux de test en utilisant les scénarios définis et en utilisant les données d'entrée conçues selon les techniques boîte noire. Enregistrez les résultats des tests et identifiez les problèmes ou les erreurs rencontrés.</text:p>
        </text:list-item>
        <text:list-item>
          <text:p text:style-name="P249"><text:span text:style-name="T250">Analyse des résultats :</text:span><text:s/>Analysez les résultats des tests pour identifier les problèmes, les erreurs ou les comportements inattendus de l'application HRM. Documentez ces problèmes et communiquez-les à l'équipe de développement pour qu'ils puissent être corrigés.</text:p>
        </text:list-item>
      </text:list>
      <text:p text:style-name="Normal"/>
      <text:p text:style-name="Normal">En utilisant ces étapes, vous pouvez appliquer les techniques boîte noire pour tester votre application HRM sans avoir à connaître les détails internes de son implémentation.</text:p>
      <text:p text:style-name="Normal"/>
      <text:p text:style-name="Normal"/>
      <text:p text:style-name="Normal"/>
      <text:p text:style-name="Normal"/>
      <text:p text:style-name="Normal"/>
      <text:p text:style-name="Normal"/>
      <text:p text:style-name="Normal"/>
      <text:p text:style-name="Normal"/>
      <text:soft-page-break/>
      <text:p text:style-name="P251">Voici quelques exemples de KPI (indicateurs clés de performance) qui peuvent être utilisés pour piloter l'avancement d'une campagne de test :</text:p>
      <text:p text:style-name="Normal"/>
      <text:list text:style-name="LFO31" text:continue-numbering="true">
        <text:list-item>
          <text:p text:style-name="P252"><text:span text:style-name="T253">Couverture de test :</text:span><text:s/>mesure le pourcentage de fonctionnalités ou de lignes de code qui ont été testées.</text:p>
        </text:list-item>
        <text:list-item>
          <text:p text:style-name="P254"><text:span text:style-name="T255">Taux de réussite des tests :</text:span><text:s/>mesure le pourcentage de tests réussis par rapport au nombre total de tests exécutés.</text:p>
        </text:list-item>
        <text:list-item>
          <text:p text:style-name="P256"><text:span text:style-name="T257">Taux d'échec des tests :</text:span><text:s/>mesure le pourcentage de tests échoués par rapport au nombre total de tests exécutés.</text:p>
        </text:list-item>
        <text:list-item>
          <text:p text:style-name="P258"><text:span text:style-name="T259">Taux de régression :</text:span><text:s/>mesure le pourcentage de régression non détecté en test.</text:p>
        </text:list-item>
        <text:list-item>
          <text:p text:style-name="P260"><text:span text:style-name="T261">Nombre de bugs critiques :</text:span><text:s/>mesure le nombre de bugs critiques découverts pendant les tests.</text:p>
        </text:list-item>
        <text:list-item>
          <text:p text:style-name="P262"><text:span text:style-name="T263">Nombre de bugs bloquants :</text:span><text:s/>mesure le nombre de bugs bloquants découverts pendant les tests qui empêchent l'utilisation normale du système.</text:p>
        </text:list-item>
      </text:list>
      <text:p text:style-name="Normal">Ces KPI peuvent aider à évaluer la qualité du logiciel testé et à identifier les domaines qui nécessitent une attention particulière. Ils peuvent également être utilisés pour suivre l'avancement de la campagne de test et pour prendre des décisions éclairées sur la livraison du logiciel.</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1.2333in" text:min-label-width="0.25in" text:list-level-position-and-space-mode="label-alignment">
          <style:list-level-label-alignment text:label-followed-by="listtab" fo:margin-left="1.4833in" fo:text-indent="-0.25in"/>
        </style:list-level-properties>
      </text:list-level-style-number>
      <text:list-level-style-number text:level="2" style:num-suffix="." style:num-format="a" style:num-letter-sync="true">
        <style:list-level-properties text:space-before="1.7333in" text:min-label-width="0.25in" text:list-level-position-and-space-mode="label-alignment">
          <style:list-level-label-alignment text:label-followed-by="listtab" fo:margin-left="1.9833in" fo:text-indent="-0.25in"/>
        </style:list-level-properties>
      </text:list-level-style-number>
      <text:list-level-style-number text:level="3" style:num-suffix="." style:num-format="i">
        <style:list-level-properties fo:text-align="end" text:space-before="2.3583in" text:min-label-width="0.125in" text:list-level-position-and-space-mode="label-alignment">
          <style:list-level-label-alignment text:label-followed-by="listtab" fo:margin-left="2.4833in" fo:text-indent="-0.125in"/>
        </style:list-level-properties>
      </text:list-level-style-number>
      <text:list-level-style-number text:level="4" style:num-suffix="." style:num-format="1">
        <style:list-level-properties text:space-before="2.7333in" text:min-label-width="0.25in" text:list-level-position-and-space-mode="label-alignment">
          <style:list-level-label-alignment text:label-followed-by="listtab" fo:margin-left="2.9833in" fo:text-indent="-0.25in"/>
        </style:list-level-properties>
      </text:list-level-style-number>
      <text:list-level-style-number text:level="5" style:num-suffix="." style:num-format="a" style:num-letter-sync="true">
        <style:list-level-properties text:space-before="3.2333in" text:min-label-width="0.25in" text:list-level-position-and-space-mode="label-alignment">
          <style:list-level-label-alignment text:label-followed-by="listtab" fo:margin-left="3.4833in" fo:text-indent="-0.25in"/>
        </style:list-level-properties>
      </text:list-level-style-number>
      <text:list-level-style-number text:level="6" style:num-suffix="." style:num-format="i">
        <style:list-level-properties fo:text-align="end" text:space-before="3.8583in" text:min-label-width="0.125in" text:list-level-position-and-space-mode="label-alignment">
          <style:list-level-label-alignment text:label-followed-by="listtab" fo:margin-left="3.9833in" fo:text-indent="-0.125in"/>
        </style:list-level-properties>
      </text:list-level-style-number>
      <text:list-level-style-number text:level="7" style:num-suffix="." style:num-format="1">
        <style:list-level-properties text:space-before="4.2333in" text:min-label-width="0.25in" text:list-level-position-and-space-mode="label-alignment">
          <style:list-level-label-alignment text:label-followed-by="listtab" fo:margin-left="4.4833in" fo:text-indent="-0.25in"/>
        </style:list-level-properties>
      </text:list-level-style-number>
      <text:list-level-style-number text:level="8" style:num-suffix="." style:num-format="a" style:num-letter-sync="true">
        <style:list-level-properties text:space-before="4.7333in" text:min-label-width="0.25in" text:list-level-position-and-space-mode="label-alignment">
          <style:list-level-label-alignment text:label-followed-by="listtab" fo:margin-left="4.9833in" fo:text-indent="-0.25in"/>
        </style:list-level-properties>
      </text:list-level-style-number>
      <text:list-level-style-number text:level="9" style:num-suffix="." style:num-format="i">
        <style:list-level-properties fo:text-align="end" text:space-before="5.3583in" text:min-label-width="0.125in" text:list-level-position-and-space-mode="label-alignment">
          <style:list-level-label-alignment text:label-followed-by="listtab" fo:margin-left="5.4833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2">
      <text:list-level-style-bullet text:level="1" text:style-name="WW_CharLFO3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3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3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3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3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3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3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3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3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Wiem Mhamdi</meta:initial-creator>
    <dc:creator>Wiem Mhamdi</dc:creator>
    <meta:creation-date>2023-09-07T12:00:00Z</meta:creation-date>
    <dc:date>2023-11-11T10:35:00Z</dc:date>
    <meta:template xlink:href="Normal" xlink:type="simple"/>
    <meta:editing-cycles>2</meta:editing-cycles>
    <meta:editing-duration>PT20040S</meta:editing-duration>
    <meta:document-statistic meta:page-count="16" meta:paragraph-count="56" meta:word-count="4388" meta:character-count="28468" meta:row-count="201" meta:non-whitespace-character-count="24136"/>
  </office:meta>
</office:document-meta>
</file>